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76cm"/>
    </style:style>
    <style:style style:name="co2" style:family="table-column">
      <style:table-column-properties fo:break-before="auto" style:column-width="8.419cm"/>
    </style:style>
    <style:style style:name="co3" style:family="table-column">
      <style:table-column-properties fo:break-before="auto" style:column-width="5.874cm"/>
    </style:style>
    <style:style style:name="co4" style:family="table-column">
      <style:table-column-properties fo:break-before="auto" style:column-width="7.747cm"/>
    </style:style>
    <style:style style:name="co5" style:family="table-column">
      <style:table-column-properties fo:break-before="auto" style:column-width="7.692cm"/>
    </style:style>
    <style:style style:name="co6" style:family="table-column">
      <style:table-column-properties fo:break-before="auto" style:column-width="4.419cm"/>
    </style:style>
    <style:style style:name="co7" style:family="table-column">
      <style:table-column-properties fo:break-before="auto" style:column-width="5.006cm"/>
    </style:style>
    <style:style style:name="co8" style:family="table-column">
      <style:table-column-properties fo:break-before="auto" style:column-width="2.237cm"/>
    </style:style>
    <style:style style:name="co9" style:family="table-column">
      <style:table-column-properties fo:break-before="auto" style:column-width="10.097cm"/>
    </style:style>
    <style:style style:name="co10" style:family="table-column">
      <style:table-column-properties fo:break-before="auto" style:column-width="7.664cm"/>
    </style:style>
    <style:style style:name="co11" style:family="table-column">
      <style:table-column-properties fo:break-before="auto" style:column-width="5.539cm"/>
    </style:style>
    <style:style style:name="ro1" style:family="table-row">
      <style:table-row-properties style:row-height="3.096cm" fo:break-before="auto" style:use-optimal-row-height="false"/>
    </style:style>
    <style:style style:name="ro2" style:family="table-row">
      <style:table-row-properties style:row-height="0.95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03cm" fo:break-before="auto" style:use-optimal-row-height="false"/>
    </style:style>
    <style:style style:name="ro5" style:family="table-row">
      <style:table-row-properties style:row-height="1.323cm" fo:break-before="auto" style:use-optimal-row-height="false"/>
    </style:style>
    <style:style style:name="ro6" style:family="table-row">
      <style:table-row-properties style:row-height="1.244cm" fo:break-before="auto" style:use-optimal-row-height="false"/>
    </style:style>
    <style:style style:name="ro7" style:family="table-row">
      <style:table-row-properties style:row-height="3.678cm" fo:break-before="auto" style:use-optimal-row-height="false"/>
    </style:style>
    <style:style style:name="ro8" style:family="table-row">
      <style:table-row-properties style:row-height="2.17cm" fo:break-before="auto" style:use-optimal-row-height="false"/>
    </style:style>
    <style:style style:name="ro9" style:family="table-row">
      <style:table-row-properties style:row-height="6.72cm" fo:break-before="auto" style:use-optimal-row-height="false"/>
    </style:style>
    <style:style style:name="ro10" style:family="table-row">
      <style:table-row-properties style:row-height="5.794cm" fo:break-before="auto" style:use-optimal-row-height="false"/>
    </style:style>
    <style:style style:name="ro11" style:family="table-row">
      <style:table-row-properties style:row-height="6.324cm" fo:break-before="auto" style:use-optimal-row-height="false"/>
    </style:style>
    <style:style style:name="ro12" style:family="table-row">
      <style:table-row-properties style:row-height="5.001cm" fo:break-before="auto" style:use-optimal-row-height="false"/>
    </style:style>
    <style:style style:name="ro13" style:family="table-row">
      <style:table-row-properties style:row-height="3.995cm" fo:break-before="auto" style:use-optimal-row-height="false"/>
    </style:style>
    <style:style style:name="ro14" style:family="table-row">
      <style:table-row-properties style:row-height="3.043cm" fo:break-before="auto" style:use-optimal-row-height="false"/>
    </style:style>
    <style:style style:name="ro15" style:family="table-row">
      <style:table-row-properties style:row-height="2.646cm" fo:break-before="auto" style:use-optimal-row-height="false"/>
    </style:style>
    <style:style style:name="ro16" style:family="table-row">
      <style:table-row-properties style:row-height="2.487cm" fo:break-before="auto" style:use-optimal-row-height="false"/>
    </style:style>
    <style:style style:name="ro17" style:family="table-row">
      <style:table-row-properties style:row-height="7.303cm" fo:break-before="auto" style:use-optimal-row-height="false"/>
    </style:style>
    <style:style style:name="ro18" style:family="table-row">
      <style:table-row-properties style:row-height="10.425cm" fo:break-before="auto" style:use-optimal-row-height="false"/>
    </style:style>
    <style:style style:name="ro19" style:family="table-row">
      <style:table-row-properties style:row-height="4.868cm" fo:break-before="auto" style:use-optimal-row-height="false"/>
    </style:style>
    <style:style style:name="ro20" style:family="table-row">
      <style:table-row-properties style:row-height="3.175cm" fo:break-before="auto" style:use-optimal-row-height="false"/>
    </style:style>
    <style:style style:name="ro21" style:family="table-row">
      <style:table-row-properties style:row-height="2.593cm" fo:break-before="auto" style:use-optimal-row-height="false"/>
    </style:style>
    <style:style style:name="ro22" style:family="table-row">
      <style:table-row-properties style:row-height="4.048cm" fo:break-before="auto" style:use-optimal-row-height="false"/>
    </style:style>
    <style:style style:name="ro23" style:family="table-row">
      <style:table-row-properties style:row-height="4.313cm" fo:break-before="auto" style:use-optimal-row-height="false"/>
    </style:style>
    <style:style style:name="ro24" style:family="table-row">
      <style:table-row-properties style:row-height="5.874cm" fo:break-before="auto" style:use-optimal-row-height="false"/>
    </style:style>
    <style:style style:name="ro25" style:family="table-row">
      <style:table-row-properties style:row-height="4.048cm" fo:break-before="auto" style:use-optimal-row-height="false"/>
    </style:style>
    <style:style style:name="ro26" style:family="table-row">
      <style:table-row-properties style:row-height="4.419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3.466cm" fo:break-before="auto" style:use-optimal-row-height="false"/>
    </style:style>
    <style:style style:name="ro29" style:family="table-row">
      <style:table-row-properties style:row-height="5.371cm" fo:break-before="auto" style:use-optimal-row-height="false"/>
    </style:style>
    <style:style style:name="ro30" style:family="table-row">
      <style:table-row-properties style:row-height="1.296cm" fo:break-before="auto" style:use-optimal-row-height="false"/>
    </style:style>
    <style:style style:name="ro31" style:family="table-row">
      <style:table-row-properties style:row-height="5.398cm" fo:break-before="auto" style:use-optimal-row-height="false"/>
    </style:style>
    <style:style style:name="ro32" style:family="table-row">
      <style:table-row-properties style:row-height="1.508cm" fo:break-before="auto" style:use-optimal-row-height="false"/>
    </style:style>
    <style:style style:name="ro33" style:family="table-row">
      <style:table-row-properties style:row-height="6.059cm" fo:break-before="auto" style:use-optimal-row-height="false"/>
    </style:style>
    <style:style style:name="ro34" style:family="table-row">
      <style:table-row-properties style:row-height="2.143cm" fo:break-before="auto" style:use-optimal-row-height="false"/>
    </style:style>
    <style:style style:name="ro35" style:family="table-row">
      <style:table-row-properties style:row-height="2.619cm" fo:break-before="auto" style:use-optimal-row-height="false"/>
    </style:style>
    <style:style style:name="ro36" style:family="table-row">
      <style:table-row-properties style:row-height="2.275cm" fo:break-before="auto" style:use-optimal-row-height="false"/>
    </style:style>
    <style:style style:name="ro37" style:family="table-row">
      <style:table-row-properties style:row-height="1.799cm" fo:break-before="auto" style:use-optimal-row-height="false"/>
    </style:style>
    <style:style style:name="ro38" style:family="table-row">
      <style:table-row-properties style:row-height="1.191cm" fo:break-before="auto" style:use-optimal-row-height="false"/>
    </style:style>
    <style:style style:name="ro39" style:family="table-row">
      <style:table-row-properties style:row-height="1.561cm" fo:break-before="auto" style:use-optimal-row-height="false"/>
    </style:style>
    <style:style style:name="ro40" style:family="table-row">
      <style:table-row-properties style:row-height="1.349cm" fo:break-before="auto" style:use-optimal-row-height="false"/>
    </style:style>
    <style:style style:name="ro41" style:family="table-row">
      <style:table-row-properties style:row-height="3.784cm" fo:break-before="auto" style:use-optimal-row-height="false"/>
    </style:style>
    <style:style style:name="ro42" style:family="table-row">
      <style:table-row-properties style:row-height="1.64cm" fo:break-before="auto" style:use-optimal-row-height="false"/>
    </style:style>
    <style:style style:name="ro43" style:family="table-row">
      <style:table-row-properties style:row-height="3.122cm" fo:break-before="auto" style:use-optimal-row-height="false"/>
    </style:style>
    <style:style style:name="ro44" style:family="table-row">
      <style:table-row-properties style:row-height="4.022cm" fo:break-before="auto" style:use-optimal-row-height="false"/>
    </style:style>
    <style:style style:name="ro45" style:family="table-row">
      <style:table-row-properties style:row-height="3.625cm" fo:break-before="auto" style:use-optimal-row-height="false"/>
    </style:style>
    <style:style style:name="ro46" style:family="table-row">
      <style:table-row-properties style:row-height="4.471cm" fo:break-before="auto" style:use-optimal-row-height="false"/>
    </style:style>
    <style:style style:name="ro47" style:family="table-row">
      <style:table-row-properties style:row-height="0.45cm" fo:break-before="auto" style:use-optimal-row-height="false"/>
    </style:style>
    <style:style style:name="ro48" style:family="table-row">
      <style:table-row-properties style:row-height="1.005cm" fo:break-before="auto" style:use-optimal-row-height="false"/>
    </style:style>
    <style:style style:name="ta1" style:family="table" style:master-page-name="PageStyle_5f_Bildungsangebo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5" style:family="table-cell" style:parent-style-name="Default">
      <style:table-cell-properties style:glyph-orientation-vertical="0" fo:background-color="#969696"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 style:family="table-cell" style:parent-style-name="Default">
      <style:table-cell-properties style:glyph-orientation-vertical="0" fo:background-color="#ccccff"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fo:background-color="#ccccff"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15" style:family="table-cell" style:parent-style-name="Excel_5f_BuiltIn_5f_Hyperlink" style:data-style-name="N0">
      <style:table-cell-properties style:glyph-orientation-vertical="0" fo:background-color="#ccccff"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1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style>
    <style:style style:name="ce1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style>
    <style:style style:name="ce1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2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 style:font-size-complex="24pt" style:font-style-complex="normal" style:font-weight-complex="normal"/>
    </style:style>
    <style:style style:name="ce2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3" style:family="table-cell" style:parent-style-name="Default">
      <style:table-cell-properties fo:background-color="transparent" fo:padding="0.071cm"/>
    </style:style>
    <style:style style:name="T1" style:family="text">
      <style:text-properties fo:color="#000000" style:font-name="Arial" fo:font-size="22pt" fo:font-weight="bold" style:text-underline-style="none" style:text-underline-color="font-color" style:text-line-through-type="none" fo:font-style="normal" style:text-outline="false" fo:text-shadow="none" style:text-position="0%" style:font-name-complex="Arial" style:font-size-asian="22pt" style:font-size-complex="22pt" style:font-weight-asian="bold" style:font-weight-complex="bold" style:font-style-asian="normal" style:font-style-complex="normal"/>
    </style:style>
    <style:style style:name="T2" style:family="text">
      <style:text-properties fo:color="#000000" style:font-name="Arial" fo:font-weight="bold" style:text-underline-style="none" style:text-underline-color="font-color" style:text-line-through-type="none" fo:font-style="normal" style:text-outline="false" fo:text-shadow="none" style:text-position="0%" style:font-name-complex="Arial" style:font-weight-asian="bold" style:font-weight-complex="bold" style:font-style-asian="normal" style:font-style-complex="normal" fo:font-size="24pt" style:font-size-asian="24pt" style:font-size-complex="24pt"/>
    </style:style>
    <style:style style:name="T3" style:family="text">
      <style:text-properties fo:color="#000000" style:font-name="Arial" fo:font-size="12pt" fo:font-weight="bold" style:text-underline-style="none" style:text-underline-color="font-color" style:text-line-through-type="none" fo:font-style="normal" style:text-outline="false" fo:text-shadow="none" style:text-position="0%" style:font-name-complex="Arial" style:font-size-asian="12pt" style:font-size-complex="12pt" style:font-weight-asian="bold" style:font-weight-complex="bold" style:font-style-asian="normal" style:font-style-complex="normal"/>
    </style:style>
    <style:style style:name="T4" style:family="text">
      <style:text-properties fo:color="#0000ff" style:font-name="Arial" fo:font-size="12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Calibri"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7" style:family="text">
      <style:text-properties style:text-underline-style="none" style:text-underline-color="font-color" style:text-line-through-type="none" fo:font-style="normal" style:text-outline="false" fo:text-shadow="none" style:text-position="0%" style:font-style-asian="normal" style:font-style-complex="normal" style:font-name="Arial" fo:font-size="10pt" fo:font-weight="normal" style:font-name-complex="Arial" style:font-size-asian="10pt" style:font-size-complex="10pt" style:font-weight-asian="normal" style:font-weight-complex="normal"/>
    </style:style>
    <style:style style:name="T8" style:family="text">
      <style:text-properties style:font-name="Arial" fo:font-size="10pt" fo:font-weight="normal" style:text-underline-style="none" style:text-underline-color="font-color" style:text-line-through-type="none" fo:font-style="italic" style:text-outline="false" fo:text-shadow="none" style:text-position="0%" style:font-name-complex="Arial" style:font-size-asian="10pt" style:font-size-complex="10pt" style:font-weight-asian="normal" style:font-weight-complex="normal" style:font-style-asian="italic" style:font-style-complex="italic"/>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0" style:family="text">
      <style:text-properties style:font-name="Arial" fo:font-size="10pt" fo:font-weight="normal" style:text-underline-style="none" style:text-underline-color="font-color" style:text-line-through-type="none" style:text-outline="false" fo:text-shadow="none" style:text-position="0%" style:font-name-complex="Arial" style:font-size-asian="10pt" style:font-size-complex="10pt" style:font-weight-asian="normal" style:font-weight-complex="normal" fo:font-style="italic" style:font-style-asian="italic" style:font-style-complex="italic"/>
    </style:style>
    <style:style style:name="T11"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3" style:family="text">
      <style:text-properties fo:color="#ff0000" style:font-name="Arial" fo:font-size="10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Bildungsangebot" table:style-name="ta1" table:print-ranges="Bildungsangebot.A1:Bildungsangebot.F6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number-columns-repeated="5"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242" table:default-cell-style-name="ce4"/>
        <table:table-column table:style-name="co8" table:number-columns-repeated="767" table:default-cell-style-name="Default"/>
        <table:table-row table:style-name="ro1">
          <table:table-cell table:style-name="ce1" office:value-type="string" calcext:value-type="string" table:number-columns-spanned="6" table:number-rows-spanned="1">
            <text:p><text:span text:style-name="T1">Education in Switzerland for the Finance, Banking and Insurance </text:span><text:span text:style-name="T2">Sector</text:span></text:p>
            <text:p><text:span text:style-name="T3">(Date: February 2012; this list is not guaranteed to be complete)</text:span></text:p>
            <text:p><text:span text:style-name="T3">www.finanzplatz-zuerich.ch</text:span></text:p>
          </table:table-cell>
          <table:covered-table-cell table:number-columns-repeated="5" table:style-name="ce1"/>
          <table:table-cell table:style-name="ce20" table:number-columns-repeated="1018"/>
        </table:table-row>
        <table:table-row table:style-name="ro2">
          <table:table-cell table:style-name="ce2" office:value-type="string" calcext:value-type="string">
            <text:p>Overview:</text:p>
          </table:table-cell>
          <table:table-cell table:style-name="ce9" table:number-columns-repeated="4"/>
          <table:table-cell table:style-name="ce13"/>
          <table:table-cell table:style-name="ce10" table:number-columns-repeated="1018"/>
        </table:table-row>
        <table:table-row table:style-name="ro3">
          <table:table-cell table:style-name="ce3" office:value-type="string" calcext:value-type="string">
            <text:p><text:span text:style-name="T4"><text:a xlink:href="#Bildungsangebot.A8" xlink:type="simple">Universities</text:a></text:span></text:p>
          </table:table-cell>
          <table:table-cell table:style-name="ce3" office:value-type="string" calcext:value-type="string">
            <text:p><text:span text:style-name="T4"><text:a xlink:href="#Berufsausbildung" xlink:type="simple">Professional Training</text:a></text:span></text:p>
          </table:table-cell>
          <table:table-cell table:style-name="ce10" table:number-columns-repeated="1022"/>
        </table:table-row>
        <table:table-row table:style-name="ro3">
          <table:table-cell table:style-name="ce3" office:value-type="string" calcext:value-type="string">
            <text:p><text:span text:style-name="T4"><text:a xlink:href="#Fachhochschulen" xlink:type="simple">Institutes of Higher Education</text:a></text:span></text:p>
          </table:table-cell>
          <table:table-cell table:style-name="ce3" office:value-type="string" calcext:value-type="string">
            <text:p><text:span text:style-name="T4"><text:a xlink:href="#Verbände" xlink:type="simple">Other Educational Establishments</text:a></text:span></text:p>
          </table:table-cell>
          <table:table-cell table:style-name="ce10" table:number-columns-repeated="1022"/>
        </table:table-row>
        <table:table-row table:style-name="ro3">
          <table:table-cell table:style-name="ce3" office:value-type="string" calcext:value-type="string">
            <text:p><text:span text:style-name="T4"><text:a xlink:href="#FachundWeiterbildungen" xlink:type="simple">Specialist Training and Advanced Education</text:a></text:span></text:p>
          </table:table-cell>
          <table:table-cell table:style-name="ce10" table:number-columns-repeated="1023"/>
        </table:table-row>
        <table:table-row table:style-name="ro4">
          <table:table-cell/>
          <table:table-cell table:style-name="ce11" table:number-columns-repeated="4"/>
          <table:table-cell table:style-name="ce14"/>
          <table:table-cell table:number-columns-repeated="1018"/>
        </table:table-row>
        <table:table-header-rows>
          <table:table-row table:style-name="ro5">
            <table:table-cell table:style-name="ce5" office:value-type="string" calcext:value-type="string">
              <text:p>Institution</text:p>
            </table:table-cell>
            <table:table-cell table:style-name="ce5" office:value-type="string" calcext:value-type="string">
              <text:p>Main Subjects / Institutes</text:p>
            </table:table-cell>
            <table:table-cell table:style-name="ce5" office:value-type="string" calcext:value-type="string">
              <text:p>Bachelors Degrees</text:p>
            </table:table-cell>
            <table:table-cell table:style-name="ce5" office:value-type="string" calcext:value-type="string">
              <text:p>Masters Degrees</text:p>
            </table:table-cell>
            <table:table-cell table:style-name="ce5" office:value-type="string" calcext:value-type="string">
              <text:p>Other Qualifications</text:p>
            </table:table-cell>
            <table:table-cell table:style-name="ce5" office:value-type="string" calcext:value-type="string">
              <text:p>Links</text:p>
            </table:table-cell>
            <table:table-cell table:style-name="ce21" table:number-columns-repeated="1018"/>
          </table:table-row>
        </table:table-header-rows>
        <table:table-row table:style-name="ro6">
          <table:table-cell table:style-name="ce6" office:value-type="string" calcext:value-type="string">
            <text:p>Universities</text:p>
          </table:table-cell>
          <table:table-cell table:style-name="ce6" table:number-columns-repeated="4"/>
          <table:table-cell table:style-name="ce15"/>
          <table:table-cell table:style-name="ce21" table:number-columns-repeated="1018"/>
        </table:table-row>
        <table:table-row table:style-name="ro7">
          <table:table-cell table:style-name="ce7" office:value-type="string" calcext:value-type="string">
            <text:p>University of Zurich</text:p>
            <text:p>- Faculty of Economics</text:p>
            <text:p>- Faculty of Law</text:p>
          </table:table-cell>
          <table:table-cell table:style-name="ce7" office:value-type="string" calcext:value-type="string">
            <text:p>Department of Economics</text:p>
            <text:p>Department of Business Administration</text:p>
            <text:p>Department of Banking and Finance </text:p>
            <text:p>Department of Informatics</text:p>
            <text:p>International Business Law</text:p>
            <text:p/>
          </table:table-cell>
          <table:table-cell table:style-name="ce7" office:value-type="string" calcext:value-type="string">
            <text:p>Bachelor of Arts (German only - Economics, Business Administration, Banking and Finance, Management and Economic)</text:p>
            <text:p>Bachelor of Science in informatics - German only</text:p>
          </table:table-cell>
          <table:table-cell table:style-name="ce7" office:value-type="string" calcext:value-type="string">
            <text:p>Master of Arts in Economics and Business Administration</text:p>
            <text:p>Master of Science in Informatics</text:p>
            <text:p>Master of Science - MSc UZH ETH in Quantitative Finance (vor 2009: Master of Advanced Studies in Finance); taught entirely in English; www.msfinance.ch</text:p>
          </table:table-cell>
          <table:table-cell table:style-name="ce7" office:value-type="string" calcext:value-type="string">
            <text:p>Executive MBA (http://www.emba.uzh.ch/cms/de/)</text:p>
            <text:p>LL.M. Program International Business Law (www.LLM.uzh.ch)</text:p>
          </table:table-cell>
          <table:table-cell table:style-name="ce16" office:value-type="string" calcext:value-type="string">
            <text:p><text:span text:style-name="T11"><text:a xlink:href="http://www.oec.uzh.ch/index.html" xlink:type="simple">http://www.oec.uzh.ch/index.html</text:a></text:span></text:p>
          </table:table-cell>
          <table:table-cell table:number-columns-repeated="1018"/>
        </table:table-row>
        <table:table-row table:style-name="ro8">
          <table:table-cell table:style-name="ce7" office:value-type="string" calcext:value-type="string">
            <text:p>ETH (Swiss Federal Institute of Technology), Zurich</text:p>
            <text:p>- Department of Mathematics</text:p>
            <text:p/>
          </table:table-cell>
          <table:table-cell table:style-name="ce7" office:value-type="string" calcext:value-type="string">
            <text:p>Finanzkompetenzzentrum (RiskLab) </text:p>
            <text:p>Center of Competence Finance in Zurich CCFZ</text:p>
            <text:p/>
          </table:table-cell>
          <table:table-cell table:style-name="ce7" office:value-type="string" calcext:value-type="string">
            <text:p><text:s/>-</text:p>
          </table:table-cell>
          <table:table-cell table:style-name="ce7" office:value-type="string" calcext:value-type="string">
            <text:p>Master of Science - MSc UZH ETH in Quantitative Finance (vor 2009: Master of Advanced Studies in Finance); taught entirely in English; www.msfinance.ch</text:p>
          </table:table-cell>
          <table:table-cell table:style-name="ce7" office:value-type="string" calcext:value-type="string">
            <text:p>Center for Economic Research http://www.cer.ethz.ch/about/index</text:p>
          </table:table-cell>
          <table:table-cell table:style-name="ce16" office:value-type="string" calcext:value-type="string">
            <text:p><text:a xlink:href="http://www.math.ethz.ch/about_us/organization" xlink:type="simple">http://www.math.ethz.ch/about_us/organization
http://www.risklab.ch
http://www.ccfz.ch</text:a></text:p>
          </table:table-cell>
          <table:table-cell table:number-columns-repeated="1018"/>
        </table:table-row>
        <table:table-row table:style-name="ro9">
          <table:table-cell table:style-name="ce7" office:value-type="string" calcext:value-type="string">
            <text:p>University of St.Gallen</text:p>
            <text:p>- Swiss Institute of Banking and Finance</text:p>
            <text:p>- Institute of Insurance Economics</text:p>
          </table:table-cell>
          <table:table-cell table:style-name="ce7" office:value-type="string" calcext:value-type="string">
            <text:p>Swiss Institute of Banking and Finance</text:p>
            <text:p>Institute of Management</text:p>
            <text:p>Institute of Accounting, Control and Auditing</text:p>
            <text:p>Institute of European and Intern. Business Law </text:p>
            <text:p>Swiss Institute for Empirical Economic Research </text:p>
            <text:p>Institute of Economics</text:p>
            <text:p>Research Institute for International Management</text:p>
            <text:p>Institute of Public Finance and Fiscal Law </text:p>
            <text:p>Institute for Operations Research and Computational Finance</text:p>
            <text:p>Institute of Insurance Economics </text:p>
            <text:p>Institute of Information Management</text:p>
            <text:p>Institute of Economy and the Environment</text:p>
            <text:p>Institute of Business Ethics </text:p>
          </table:table-cell>
          <table:table-cell table:style-name="ce7" office:value-type="string" calcext:value-type="string">
            <text:p>Assessment (1 year)</text:p>
            <text:p>Bachelor (2 years)</text:p>
            <text:p>Specializations:</text:p>
            <text:p>Business administration, economics, international relations, law, law and economics</text:p>
          </table:table-cell>
          <table:table-cell table:style-name="ce7" office:value-type="string" calcext:value-type="string">
            <text:p>Accounting and Finance (MAccFin) </text:p>
            <text:p>Economics (MEcon) </text:p>
            <text:p>Law and Economics (MLE)</text:p>
            <text:p>Banking and Finance (MBF) </text:p>
            <text:p>Quantitative Economics and Finance (MiQE/F) </text:p>
            <text:p/>
          </table:table-cell>
          <table:table-cell table:style-name="ce7" office:value-type="string" calcext:value-type="string">
            <text:p>Executive Education</text:p>
            <text:p>http://www.es.unisg.ch/en/?p_id=8&amp;lang=1</text:p>
          </table:table-cell>
          <table:table-cell table:style-name="ce16" office:value-type="string" calcext:value-type="string">
            <text:p><text:span text:style-name="T12"><text:a xlink:href="http://www.unisg.ch/" xlink:type="simple">http://www.unisg.ch/en.aspx

http://www.sbf.unisg.ch/en.aspx?sc_lang=de</text:a></text:span></text:p>
          </table:table-cell>
          <table:table-cell table:number-columns-repeated="1018"/>
        </table:table-row>
        <table:table-row table:style-name="ro10">
          <table:table-cell table:style-name="ce7" office:value-type="string" calcext:value-type="string">
            <text:p>University of Basel</text:p>
            <text:p>- Center of Business and Economics (WWZ)</text:p>
            <text:p>- Academy of Swiss Insurance Medicine</text:p>
            <text:p/>
          </table:table-cell>
          <table:table-cell table:style-name="ce7" office:value-type="string" calcext:value-type="string">
            <text:p>Labor market and industrial economics</text:p>
            <text:p>Foreign trade and European integration</text:p>
            <text:p>Bank management and controlling </text:p>
            <text:p>Corporate finance</text:p>
            <text:p>Financial management</text:p>
            <text:p>Financial market theory</text:p>
            <text:p>Health economics and social policy</text:p>
            <text:p>Monetary macroeconomics</text:p>
            <text:p>Quantitative methods</text:p>
            <text:p>Environmental economics</text:p>
            <text:p>Economics and politics</text:p>
            <text:p>Economic theory </text:p>
          </table:table-cell>
          <table:table-cell table:style-name="ce7" office:value-type="string" calcext:value-type="string">
            <text:p>Bachelor of Arts in Business and Economics</text:p>
          </table:table-cell>
          <table:table-cell table:style-name="ce7" office:value-type="string" calcext:value-type="string">
            <text:p>Finance, Controlling and Banking</text:p>
            <text:p>International Trade, Growth and the Environment</text:p>
            <text:p>Labour Economics, Human Resources and Organization</text:p>
            <text:p>Markets and Public Policy</text:p>
            <text:p>Marketing and Strategic Management</text:p>
            <text:p>Monetary Economics and Financial Markets</text:p>
            <text:p>Quantitative Methods</text:p>
            <text:p>International and Monetary Economics (MIME)</text:p>
            <text:p>Insurance Medicine </text:p>
          </table:table-cell>
          <table:table-cell table:style-name="ce7" office:value-type="string" calcext:value-type="string">
            <text:p><text:s/>-</text:p>
          </table:table-cell>
          <table:table-cell table:style-name="ce16" office:value-type="string" calcext:value-type="string">
            <text:p><text:span text:style-name="T12"><text:a xlink:href="http://www.wwz.unibas.ch/" xlink:type="simple">http://wwz.unibas.ch/en/home/

www.asim.unibas.ch</text:a></text:span></text:p>
          </table:table-cell>
          <table:table-cell table:number-columns-repeated="1018"/>
        </table:table-row>
        <table:table-row table:style-name="ro11">
          <table:table-cell table:style-name="ce7" office:value-type="string" calcext:value-type="string">
            <text:p>University of Berne</text:p>
            <text:p>- Institute of Financial Management (IFM)</text:p>
            <text:p>- Department of Economics</text:p>
          </table:table-cell>
          <table:table-cell table:style-name="ce7" office:value-type="string" calcext:value-type="string">
            <text:p>Departement of Business Administration </text:p>
            <text:p>Institute of Financial Management </text:p>
            <text:p>Institute of Accounting and Controlling </text:p>
            <text:p>Institute of für Wirtschaftsinformatik </text:p>
            <text:p>Institute of Economics </text:p>
            <text:p>Operations Research and data analysis</text:p>
            <text:p>Center for Regional Economic Development (CRED)</text:p>
            <text:p>World Trade Institute (WTI)</text:p>
          </table:table-cell>
          <table:table-cell table:style-name="ce7" office:value-type="string" calcext:value-type="string">
            <text:p>Valuation</text:p>
            <text:p>Corporate Governance</text:p>
            <text:p>International Finance</text:p>
          </table:table-cell>
          <table:table-cell table:style-name="ce7" office:value-type="string" calcext:value-type="string">
            <text:p>Advanced Valuation</text:p>
            <text:p>Asset Management by Institutional Investors</text:p>
            <text:p>Computer-Aided Cases in Finance</text:p>
            <text:p>Current Issues in Finance</text:p>
            <text:p>Financing and Capital Structure</text:p>
            <text:p>Fixed Income</text:p>
            <text:p>Real Estate Finance  </text:p>
            <text:p>Risk Management</text:p>
            <text:p>The Theory and Practice of Insurance</text:p>
            <text:p>Master of Science in International and Monetary Economics (MIME)</text:p>
            <text:p>Master of Science in Business and Economics</text:p>
          </table:table-cell>
          <table:table-cell table:style-name="ce7" office:value-type="string" calcext:value-type="string">
            <text:p>Executive Programs: http://www.executive-mba.ch/executive-mba.html</text:p>
          </table:table-cell>
          <table:table-cell table:style-name="ce16" office:value-type="string" calcext:value-type="string">
            <text:p><text:span text:style-name="T11"><text:a xlink:href="http://www.ifm.unibe.ch/content/" xlink:type="simple">http://www.ifm.unibe.ch/content/</text:a></text:span></text:p>
          </table:table-cell>
          <table:table-cell table:style-name="ce22" table:number-columns-repeated="1018"/>
        </table:table-row>
        <table:table-row table:style-name="ro12">
          <table:table-cell table:style-name="ce7" office:value-type="string" calcext:value-type="string">
            <text:p>Université de Lausanne</text:p>
            <text:p>- Hautes Etudes Commerciale HEC</text:p>
            <text:p>- Institut for Banking and Finance</text:p>
          </table:table-cell>
          <table:table-cell table:style-name="ce7" office:value-type="string" calcext:value-type="string">
            <text:p>Department of Economics (DEEP)</text:p>
            <text:p>Institut für Banken und Finanzen (IBF)</text:p>
            <text:p>Department of Information Systems (ISI)</text:p>
            <text:p>Institute of Research in Management (IRM)</text:p>
            <text:p>Institute of Applied Macroeconomics (Créa)</text:p>
            <text:p>Institute of Health Economics and Management (IEMS)</text:p>
            <text:p>Department of Actuarial Science (DSA)</text:p>
            <text:p>Department of Accounting and Control (DAC)</text:p>
            <text:p>Department of Business and Tax Law (D-DAF)</text:p>
          </table:table-cell>
          <table:table-cell table:style-name="ce7" office:value-type="string" calcext:value-type="string">
            <text:p>Management</text:p>
            <text:p>Economics</text:p>
          </table:table-cell>
          <table:table-cell table:style-name="ce7" office:value-type="string" calcext:value-type="string">
            <text:p>Accounting Control and Finance</text:p>
            <text:p>Actuarial Science</text:p>
            <text:p>Information Systems</text:p>
            <text:p>Economics </text:p>
            <text:p>Finance (joint offering with the Universities of Geneva and Neuchâtel)</text:p>
            <text:p>Management</text:p>
            <text:p/>
          </table:table-cell>
          <table:table-cell table:style-name="ce7" office:value-type="string" calcext:value-type="string">
            <text:p>MBA in Management und Corporate Finance (deliverd by HEC Lausanne)</text:p>
            <text:p>MBA in Healthcare Management (delivered by HEC Lausanne &amp; IEMS</text:p>
            <text:p>MBA in Management of Technology (delivered by HEC Lausanne &amp; EPFL)</text:p>
            <text:p>Dual Degree Executive MBA in Asset and Wealth Management http://www.swissfinanceinstitute.ch/executive_education/awemba.htm</text:p>
          </table:table-cell>
          <table:table-cell table:style-name="ce16" office:value-type="string" calcext:value-type="string">
            <text:p><text:span text:style-name="T11"><text:a xlink:href="http://www.hec.unil.ch/hec/recherche/unisciences" xlink:type="simple">http://www.hec.unil.ch/hec/recherche/unisciences</text:a></text:span></text:p>
          </table:table-cell>
          <table:table-cell table:style-name="ce23" table:number-columns-repeated="1018"/>
        </table:table-row>
        <table:table-row table:style-name="ro13">
          <table:table-cell table:style-name="ce7" office:value-type="string" calcext:value-type="string">
            <text:p>University of Geneva</text:p>
            <text:p>- Faculty of Business and Economics (Hautes Etudes Commerciales, HEC)</text:p>
            <text:p>- Faculty of Economic and Social Sciences (SES)</text:p>
            <text:p>- The Centre for Banking and Financial Law</text:p>
          </table:table-cell>
          <table:table-cell table:style-name="ce7" office:value-type="string" calcext:value-type="string">
            <text:p>Business, management, economics, banking and financial law</text:p>
          </table:table-cell>
          <table:table-cell table:style-name="ce7" office:value-type="string" calcext:value-type="string">
            <text:p>Business Administration</text:p>
          </table:table-cell>
          <table:table-cell table:style-name="ce7" office:value-type="string" calcext:value-type="string">
            <text:p>Management  </text:p>
            <text:p>Finance  </text:p>
            <text:p>Accounting-Control  </text:p>
            <text:p>Statistics  </text:p>
            <text:p>International Trading  </text:p>
            <text:p>  </text:p>
          </table:table-cell>
          <table:table-cell table:style-name="ce7" office:value-type="string" calcext:value-type="string">
            <text:p>Executive MBA programme (part-time), provided in French or in English (http://mba.unige.ch/)</text:p>
            <text:p>Executive Education, e.g. Corporate Risk Management (http://hec-executive.ch/modules/executive_en)</text:p>
          </table:table-cell>
          <table:table-cell table:style-name="ce16" office:value-type="string" calcext:value-type="string">
            <text:p><text:a xlink:href="http://www.hec.unige.ch/www/hec_en.html" xlink:type="simple">http://www.hec.unige.ch/www/hec_en.html
 www.unige.ch/cdbf </text:a></text:p>
          </table:table-cell>
          <table:table-cell table:number-columns-repeated="1018"/>
        </table:table-row>
        <table:table-row table:style-name="ro14">
          <table:table-cell table:style-name="ce7" office:value-type="string" calcext:value-type="string">
            <text:p>Université de Neuchâtel</text:p>
            <text:p>- Institute of Financial Analysis (IAF)</text:p>
            <text:p/>
          </table:table-cell>
          <table:table-cell table:style-name="ce7" office:value-type="string" calcext:value-type="string">
            <text:p>Institute of Financial Analysis (IAF)</text:p>
            <text:p>Institute of Economics Research (IRENE)</text:p>
            <text:p>Institute of Statistics (ISTAT)</text:p>
          </table:table-cell>
          <table:table-cell table:style-name="ce7" office:value-type="string" calcext:value-type="string">
            <text:p>Business Administration</text:p>
            <text:p>Accounting, Finance</text:p>
            <text:p>Information Sytems</text:p>
            <text:p>Economics</text:p>
          </table:table-cell>
          <table:table-cell table:style-name="ce7" office:value-type="string" calcext:value-type="string">
            <text:p>Business and Tax Law</text:p>
            <text:p>International Business Development</text:p>
            <text:p>Statistics</text:p>
            <text:p>Finance (Major in Financial Analysis)</text:p>
            <text:p>Economics (Major in Economic Policy)</text:p>
            <text:p>Information Systems</text:p>
            <text:p/>
          </table:table-cell>
          <table:table-cell table:style-name="ce7" office:value-type="string" calcext:value-type="string">
            <text:p>CAS in International Financial Accounting </text:p>
            <text:p>Diploma in Economics</text:p>
            <text:p>(http://www2.unine.ch/seco/page-2292_en.html)</text:p>
            <text:p/>
          </table:table-cell>
          <table:table-cell table:style-name="ce16" office:value-type="string" calcext:value-type="string">
            <text:p><text:span text:style-name="T11"><text:a xlink:href="http://www2.unine.ch/" xlink:type="simple">http://www2.unine.ch/</text:a></text:span></text:p>
          </table:table-cell>
          <table:table-cell table:style-name="ce23" table:number-columns-repeated="1018"/>
        </table:table-row>
        <table:table-row table:style-name="ro15">
          <table:table-cell table:style-name="ce7" office:value-type="string" calcext:value-type="string">
            <text:p>University of Fribourg</text:p>
            <text:p>- Faculty of Economics and Social Sciences </text:p>
            <text:p/>
          </table:table-cell>
          <table:table-cell table:style-name="ce7" office:value-type="string" calcext:value-type="string">
            <text:p>Department of Business Administration</text:p>
            <text:p>Department of Economics</text:p>
            <text:p>Department of Quantitative Economics</text:p>
            <text:p>Department of Informatics (interfaculty)</text:p>
            <text:p>International Institute of Management (iimt)</text:p>
          </table:table-cell>
          <table:table-cell table:style-name="ce7" office:value-type="string" calcext:value-type="string">
            <text:p>Economics</text:p>
            <text:p>Management</text:p>
            <text:p>Information Systems</text:p>
          </table:table-cell>
          <table:table-cell table:style-name="ce7" office:value-type="string" calcext:value-type="string">
            <text:p>Economics</text:p>
            <text:p>Management</text:p>
            <text:p>European Business</text:p>
            <text:p>Accounting and Finance</text:p>
            <text:p>Information Managment</text:p>
          </table:table-cell>
          <table:table-cell table:style-name="ce7" office:value-type="string" calcext:value-type="string">
            <text:p><text:s/>-</text:p>
          </table:table-cell>
          <table:table-cell table:style-name="ce16" office:value-type="string" calcext:value-type="string">
            <text:p><text:span text:style-name="T11"><text:a xlink:href="http://www.unifr.ch/ses/ses2007/index.php" xlink:type="simple">http://www.unifr.ch/ses/ses2007/index.php</text:a></text:span></text:p>
          </table:table-cell>
          <table:table-cell table:number-columns-repeated="1018"/>
        </table:table-row>
        <table:table-row table:style-name="ro16">
          <table:table-cell table:style-name="ce7" office:value-type="string" calcext:value-type="string">
            <text:p>Università della Svizerra Italiana</text:p>
          </table:table-cell>
          <table:table-cell table:style-name="ce7" office:value-type="string" calcext:value-type="string">
            <text:p>Economics (political economy), Finance, Management</text:p>
            <text:p/>
          </table:table-cell>
          <table:table-cell table:style-name="ce7" office:value-type="string" calcext:value-type="string">
            <text:p>Economics, Management, Finance</text:p>
          </table:table-cell>
          <table:table-cell table:style-name="ce7" office:value-type="string" calcext:value-type="string">
            <text:p>Banking and Finance</text:p>
            <text:p>Economics and International Policies (MEPIN)</text:p>
            <text:p>Finance </text:p>
            <text:p>Financial Communication</text:p>
            <text:p>Management</text:p>
          </table:table-cell>
          <table:table-cell table:style-name="ce7" office:value-type="string" calcext:value-type="string">
            <text:p><text:s/>-</text:p>
          </table:table-cell>
          <table:table-cell table:style-name="ce16" office:value-type="string" calcext:value-type="string">
            <text:p><text:a xlink:href="http://www.eco.usi.ch/en/index.htm" xlink:type="simple">http://www.eco.usi.ch/en/index.htm

http://www.mbf.usi.ch/</text:a></text:p>
          </table:table-cell>
          <table:table-cell table:number-columns-repeated="1018"/>
        </table:table-row>
        <table:table-row table:style-name="ro6">
          <table:table-cell table:style-name="ce8" office:value-type="string" calcext:value-type="string">
            <text:p>Institutes of Higher Education </text:p>
          </table:table-cell>
          <table:table-cell table:style-name="ce8" table:number-columns-repeated="4"/>
          <table:table-cell table:style-name="ce15"/>
          <table:table-cell table:style-name="ce21" table:number-columns-repeated="1018"/>
        </table:table-row>
        <table:table-row table:style-name="ro17">
          <table:table-cell table:style-name="ce7" office:value-type="string" calcext:value-type="string">
            <text:p>Zurich University of Applied Sciences (ZHAW) - School of Management and Law, Winterthur</text:p>
            <text:p>- Institute of Banking &amp; Finance IBF</text:p>
          </table:table-cell>
          <table:table-cell table:style-name="ce7" office:value-type="string" calcext:value-type="string">
            <text:p>Institute of Banking &amp; Finance</text:p>
            <text:p>Center for Risk &amp; Insurance</text:p>
            <text:p>Center for Accounting &amp; Controlling</text:p>
            <text:p>Center for Alternative Investments &amp; Risk Management</text:p>
            <text:p>Center for Business Banking</text:p>
            <text:p>Center for International Business</text:p>
            <text:p>Center for Business Information Technology</text:p>
            <text:p>Center for Economic Policy</text:p>
            <text:p>Institute of Business Law </text:p>
            <text:p>Center for Tax Law</text:p>
            <text:p>Center for Corporate Law</text:p>
            <text:p>Center for International Commercial Law</text:p>
            <text:p>General Management</text:p>
            <text:p>Winterthur Institute of Health Economics</text:p>
            <text:p/>
          </table:table-cell>
          <table:table-cell table:style-name="ce7" office:value-type="string" calcext:value-type="string">
            <text:p>Business Administration  </text:p>
            <text:p>International Management</text:p>
            <text:p>Business Information Technology</text:p>
            <text:p>Business Law </text:p>
            <text:p/>
          </table:table-cell>
          <table:table-cell table:style-name="ce7" office:value-type="string" calcext:value-type="string">
            <text:p>Banking and Finance </text:p>
            <text:p>Business Administration (Major in Marketing) </text:p>
            <text:p>Business Administration (Major in Public and Nonprofit Management)  </text:p>
            <text:p>Business Information Management </text:p>
            <text:p/>
          </table:table-cell>
          <table:table-cell table:style-name="ce7" office:value-type="string" calcext:value-type="string">
            <text:p>Executive Master of Business Administration ZFH </text:p>
            <text:p>(www.sml.zhaw.ch/iemba)</text:p>
            <text:p/>
            <text:p>MAS Financial Consulting</text:p>
            <text:p>MAS Business Analysis</text:p>
            <text:p>MAS Wirtschaftsinformatik</text:p>
            <text:p>CAS Financial Risk Management</text:p>
            <text:p>CAS Risk Management</text:p>
          </table:table-cell>
          <table:table-cell table:style-name="ce16" office:value-type="string" calcext:value-type="string">
            <text:p>http://www.sml.zhaw.ch/en/management.html</text:p>
            <text:p/>
            <text:p>http://www.sml.zhaw.ch/en/management/institute-of-banking-finance/institute.html</text:p>
          </table:table-cell>
          <table:table-cell table:number-columns-repeated="1018"/>
        </table:table-row>
        <table:table-row table:style-name="ro18">
          <table:table-cell table:style-name="ce7" office:value-type="string" calcext:value-type="string">
            <text:p>HWZ University of Applied Sciences in Business Administration Zurich</text:p>
          </table:table-cell>
          <table:table-cell table:style-name="ce7" office:value-type="string" calcext:value-type="string">
            <text:p>Institut für strategisches Management / Stakeholder View</text:p>
            <text:p>Swiss Real Estate Institute</text:p>
            <text:p>Center for Accounting &amp; Controlling</text:p>
            <text:p>Center for Business Engineering</text:p>
            <text:p>Center for Communications</text:p>
            <text:p>Center for Corporate Social Responsibility</text:p>
            <text:p>Center for Financial Studies</text:p>
            <text:p>Center for Health Care Management </text:p>
            <text:p>Center for Human Resources Management &amp; Leadership</text:p>
            <text:p>Center for Marketing </text:p>
            <text:p/>
          </table:table-cell>
          <table:table-cell table:style-name="ce7" office:value-type="string" calcext:value-type="string">
            <text:p>Bachelor Betriebsökonomie (d/e) </text:p>
            <text:p/>
            <text:p>Bachelor Business Communications </text:p>
            <text:p/>
            <text:p>Bachelor Business Information </text:p>
          </table:table-cell>
          <table:table-cell table:style-name="ce7" office:value-type="string" calcext:value-type="string">
            <text:p>MSc in Business Administration</text:p>
            <text:p>MAS in Accounting &amp; Finance </text:p>
            <text:p>MAS in Banking &amp; Finance </text:p>
            <text:p>MAS in Business Analysis  </text:p>
            <text:p>MAS in Business Communications </text:p>
            <text:p>MAS in Business Consulting </text:p>
            <text:p>MAS in Business Engineering </text:p>
            <text:p>MAS in Controlling </text:p>
            <text:p>MAS in Health Care Management </text:p>
            <text:p>MAS in Human Resources Leadership </text:p>
            <text:p>MAS in Project Management </text:p>
            <text:p>MAS in Quality Leadership </text:p>
            <text:p>MAS in Real Estate Management </text:p>
            <text:p>Executive MBA - Marketing </text:p>
            <text:p>Executive MBA - General Management </text:p>
            <text:p>Executive MBA &amp; MBA - International Business  </text:p>
            <text:p/>
          </table:table-cell>
          <table:table-cell table:style-name="ce12" office:value-type="string" calcext:value-type="string">
            <text:p>DAS Accounting &amp; Finance </text:p>
            <text:p>CAS Business Excellence</text:p>
            <text:p>CAS Compensation &amp; Benefits Management</text:p>
            <text:p>CAS Consulting &amp; Communication</text:p>
            <text:p>CAS Continuous Improvement </text:p>
            <text:p>CAS Corporate Communications</text:p>
            <text:p>CAS Finan-Know-how für Juristinnen und Juristen</text:p>
            <text:p>CAS Führungs- und Beratungskompetenz in der PR</text:p>
            <text:p>CAS Integrierte Systeme &amp; Compliance</text:p>
            <text:p>CAS IT Service Management </text:p>
            <text:p>CAS Kundenkommunikation </text:p>
            <text:p>CAS Live Communication</text:p>
            <text:p>CAS Management &amp; Leadership</text:p>
            <text:p>CAS Management Psychiatrie</text:p>
            <text:p>CAS Process Management </text:p>
            <text:p>CAS Rhetorik und Moderation </text:p>
            <text:p>CAS Strategisches Kommunikationsmanagement </text:p>
            <text:p>CAS Social Media Management </text:p>
            <text:p>CAS Unternehmensführung </text:p>
            <text:p/>
            <text:p/>
          </table:table-cell>
          <table:table-cell table:style-name="ce17" office:value-type="string" calcext:value-type="string">
            <text:p><text:span text:style-name="T13"><text:a xlink:href="http://www.fh-hwz.ch/" xlink:type="simple">http://www.fh-hwz.ch/</text:a></text:span></text:p>
          </table:table-cell>
          <table:table-cell table:number-columns-repeated="1018"/>
        </table:table-row>
        <table:table-row table:style-name="ro19">
          <table:table-cell table:style-name="ce7" office:value-type="string" calcext:value-type="string">
            <text:p>Lucerne University of Applied Sciences and Arts, School of Business</text:p>
            <text:p>- Institute of Financial Services</text:p>
            <text:p>- Institute of Management and Regional Economics</text:p>
            <text:p>- Institute of Business Information Technology</text:p>
          </table:table-cell>
          <table:table-cell table:style-name="ce7" office:value-type="string" calcext:value-type="string">
            <text:p>Institute of Financial Services</text:p>
            <text:p>- Controlling and Accounting</text:p>
            <text:p>- Corporate Finance</text:p>
            <text:p>- Financial Markets &amp; Investments</text:p>
            <text:p>- Financial Services Management</text:p>
            <text:p>- Real Estate</text:p>
            <text:p>Institute of Management and Regional Economics (IBR)</text:p>
            <text:p>Institute of Business Information Technology (IWI)</text:p>
          </table:table-cell>
          <table:table-cell table:style-name="ce7" office:value-type="string" calcext:value-type="string">
            <text:p>Controlling &amp; Accounting</text:p>
            <text:p>Finance &amp; Banking</text:p>
            <text:p>Management &amp; Law</text:p>
            <text:p>International Management &amp; Economics</text:p>
            <text:p>Business Information Technology</text:p>
            <text:p/>
          </table:table-cell>
          <table:table-cell table:style-name="ce7" office:value-type="string" calcext:value-type="string">
            <text:p>Banking &amp; Finance</text:p>
            <text:p>Business Administration (Major in Business Development and Promotion)</text:p>
            <text:p>Business Information Technology</text:p>
            <text:p/>
            <text:p/>
          </table:table-cell>
          <table:table-cell table:style-name="ce7" office:value-type="string" calcext:value-type="string">
            <text:p>Various seminars and complementary courses</text:p>
          </table:table-cell>
          <table:table-cell table:style-name="ce16" office:value-type="string" calcext:value-type="string">
            <text:p><text:span text:style-name="T11"><text:a xlink:href="http://www.hslu.ch/wirtschaft/w-outside-navigation/ifz.htm" xlink:type="simple">http://www.hslu.ch/wirtschaft/w-outside-navigation/ifz.htm</text:a></text:span></text:p>
          </table:table-cell>
          <table:table-cell table:number-columns-repeated="1018"/>
        </table:table-row>
        <table:table-row table:style-name="ro20">
          <table:table-cell table:style-name="ce7" office:value-type="string" calcext:value-type="string">
            <text:p>FFHS Swiss Distance University of Applied Sciences (Zurich, Basel, Bern, Brig)</text:p>
          </table:table-cell>
          <table:table-cell table:style-name="ce7" office:value-type="string" calcext:value-type="string">
            <text:p>General Management</text:p>
            <text:p>Finance, Banking, Taxation </text:p>
            <text:p>Strategy and Innovation</text:p>
            <text:p>business Mathematics &amp; Statistics   </text:p>
            <text:p>Business Information Technology</text:p>
            <text:p/>
            <text:p/>
          </table:table-cell>
          <table:table-cell table:style-name="ce7" office:value-type="string" calcext:value-type="string">
            <text:p>Business Administration</text:p>
            <text:p>IT</text:p>
            <text:p>Business Information Technology</text:p>
            <text:p>Industrial Engineering</text:p>
          </table:table-cell>
          <table:table-cell table:style-name="ce7" office:value-type="string" calcext:value-type="string">
            <text:p>Business Administration, specializing in Innovation Management </text:p>
            <text:p/>
          </table:table-cell>
          <table:table-cell table:style-name="ce7" office:value-type="string" calcext:value-type="string">
            <text:p>Executive MBA &amp; DAS in General Management (www.fernfachhochschule.ch/ffhs/studienangebot/mas/executive_mba/steckbrief)</text:p>
            <text:p>MAS Business Law</text:p>
            <text:p>MAS IT</text:p>
          </table:table-cell>
          <table:table-cell table:style-name="ce16" office:value-type="string" calcext:value-type="string">
            <text:p><text:span text:style-name="T11"><text:a xlink:href="http://www.fernfachhochschule.ch/ffhs" xlink:type="simple">http://www.fernfachhochschule.ch/ffhs</text:a></text:span></text:p>
          </table:table-cell>
          <table:table-cell table:number-columns-repeated="1018"/>
        </table:table-row>
        <table:table-row table:style-name="ro14">
          <table:table-cell table:style-name="ce7" office:value-type="string" calcext:value-type="string">
            <text:p>University of Applied Sciences and Arts Northwestern Switzerland</text:p>
            <text:p>School of Business</text:p>
            <text:p>- Institute of Financial Management (IFF)</text:p>
            <text:p>- Institute for Information Systems</text:p>
          </table:table-cell>
          <table:table-cell table:style-name="ce7" office:value-type="string" calcext:value-type="string">
            <text:p>Investment Finance </text:p>
            <text:p>Banking, Insurance and Risk Management </text:p>
            <text:p>Corporate Finance </text:p>
            <text:p>Financial Management </text:p>
            <text:p>Business Information Systems</text:p>
            <text:p/>
          </table:table-cell>
          <table:table-cell table:style-name="ce7" office:value-type="string" calcext:value-type="string">
            <text:p>Business Administration </text:p>
            <text:p>Business Administration (International Management)</text:p>
            <text:p>International Business Management</text:p>
            <text:p>Business Information Technology</text:p>
            <text:p/>
          </table:table-cell>
          <table:table-cell table:style-name="ce7" office:value-type="string" calcext:value-type="string">
            <text:p>International Management</text:p>
            <text:p>Business Information Systems</text:p>
          </table:table-cell>
          <table:table-cell table:style-name="ce7" office:value-type="string" calcext:value-type="string">
            <text:p>MAS in Corporate Finance CFO</text:p>
            <text:p>MAS Banking and Finance (CFA® Track)</text:p>
            <text:p>Diploma of Advanced Studies DAS Controlling</text:p>
            <text:p>Executive MBA Controlling and Consulting </text:p>
            <text:p>CAS Leasing</text:p>
          </table:table-cell>
          <table:table-cell table:style-name="ce16" office:value-type="string" calcext:value-type="string">
            <text:p>http://www.fhnw.ch/business/iff/institut-fuer-finanzmanagement-1?set_language=en</text:p>
          </table:table-cell>
          <table:table-cell table:number-columns-repeated="1018"/>
        </table:table-row>
        <table:table-row table:style-name="ro21">
          <table:table-cell table:style-name="ce7" office:value-type="string" calcext:value-type="string">
            <text:p>Berne University of Applied Sciences</text:p>
          </table:table-cell>
          <table:table-cell table:style-name="ce7" office:value-type="string" calcext:value-type="string">
            <text:p>Business, Health, Social Work</text:p>
            <text:p>Engineering and Information Technology</text:p>
          </table:table-cell>
          <table:table-cell table:style-name="ce7" office:value-type="string" calcext:value-type="string">
            <text:p>Business Administration</text:p>
            <text:p>Business Information Technology</text:p>
          </table:table-cell>
          <table:table-cell table:style-name="ce7" office:value-type="string" calcext:value-type="string">
            <text:p>Business Administration</text:p>
            <text:p>Business Information Technology</text:p>
          </table:table-cell>
          <table:table-cell table:style-name="ce7" office:value-type="string" calcext:value-type="string">
            <text:p>Executive MBA Controlling and Consulting</text:p>
            <text:p>MAS Business Information Technology</text:p>
            <text:p>CAS Controlling &amp; Finance</text:p>
            <text:p>CAS Controlling &amp; Performance Management</text:p>
            <text:p>CAS Financial Accounting</text:p>
          </table:table-cell>
          <table:table-cell table:style-name="ce16" office:value-type="string" calcext:value-type="string">
            <text:p>http://www.bfh.ch/en/home.html</text:p>
          </table:table-cell>
          <table:table-cell table:number-columns-repeated="1018"/>
        </table:table-row>
        <table:table-row table:style-name="ro22">
          <table:table-cell table:style-name="ce7" office:value-type="string" calcext:value-type="string">
            <text:p>St.Gallen University of Applied Sciences (FHS)</text:p>
          </table:table-cell>
          <table:table-cell table:style-name="ce7" office:value-type="string" calcext:value-type="string">
            <text:p>Institute of Corporate Management IFU</text:p>
            <text:p>Institute of Information and Process Management IPM</text:p>
            <text:p>Institute for Modelling and Simulation IMS</text:p>
            <text:p>Institute for Rapid Product Development IRPD (inspire AG)</text:p>
            <text:p>Institute for Quality Management and Business Administration IQB</text:p>
          </table:table-cell>
          <table:table-cell table:style-name="ce7" office:value-type="string" calcext:value-type="string">
            <text:p>Business Administration</text:p>
          </table:table-cell>
          <table:table-cell table:style-name="ce7" office:value-type="string" calcext:value-type="string">
            <text:p>Business Administration (Major in Corporate/Business Development)</text:p>
            <text:p>Business Information Technology</text:p>
          </table:table-cell>
          <table:table-cell table:style-name="ce7" office:value-type="string" calcext:value-type="string">
            <text:p>Executive MBA Finance and Controlling</text:p>
            <text:p>MAS in Business Information Management </text:p>
            <text:p>MAS in Business Process Engineering</text:p>
            <text:p>MAS in Corporate Innovation Management</text:p>
            <text:p>MAS in Business Administration and Engineering </text:p>
            <text:p>MAS in Real Estate Management</text:p>
            <text:p/>
          </table:table-cell>
          <table:table-cell table:style-name="ce16" office:value-type="string" calcext:value-type="string">
            <text:p>http://www1.fhsg.ch/fhs.nsf/en/en-home</text:p>
          </table:table-cell>
          <table:table-cell table:number-columns-repeated="1018"/>
        </table:table-row>
        <table:table-row table:style-name="ro6">
          <table:table-cell table:style-name="ce8" office:value-type="string" calcext:value-type="string">
            <text:p>Specialist Training and Advanced Education </text:p>
          </table:table-cell>
          <table:table-cell table:style-name="ce8" table:number-columns-repeated="4"/>
          <table:table-cell table:style-name="ce15"/>
          <table:table-cell table:style-name="ce21" table:number-columns-repeated="1018"/>
        </table:table-row>
        <table:table-row table:style-name="ro23">
          <table:table-cell table:style-name="ce7" office:value-type="string" calcext:value-type="string">
            <text:p>Institute for Banking and Finance Ltd., Zurich, (FSB AG)</text:p>
          </table:table-cell>
          <table:table-cell table:style-name="ce7" office:value-type="string" calcext:value-type="string">
            <text:p>Financial Instruments</text:p>
            <text:p>Financial Markets Analysis </text:p>
            <text:p>Portfolio Management</text:p>
            <text:p>Client Relationship Management</text:p>
            <text:p>Compliance - Due Diligence</text:p>
            <text:p>Banking Operations </text:p>
            <text:p>Business Loans und Corporate Finance</text:p>
          </table:table-cell>
          <table:table-cell table:style-name="ce7" table:number-columns-repeated="2"/>
          <table:table-cell table:style-name="ce7" office:value-type="string" calcext:value-type="string">
            <text:p>Diploma Course «Basics in Banking FSB»</text:p>
            <text:p>Diploma Course «Banking for IT-Specialists FSB»</text:p>
            <text:p>Diploma Course «Private Banking FSB»</text:p>
            <text:p>Diploma Course «Banking Operations FSB»</text:p>
            <text:p/>
            <text:p><text:span text:style-name="T6">→</text:span><text:span text:style-name="T7">Tailored-made In-house trainings on different banking topics for financial institutions</text:span></text:p>
          </table:table-cell>
          <table:table-cell table:style-name="ce16" office:value-type="string" calcext:value-type="string">
            <text:p><text:span text:style-name="T11"><text:a xlink:href="http://www.fsbz.ch/" xlink:type="simple">http://www.fsbz.ch</text:a></text:span></text:p>
          </table:table-cell>
          <table:table-cell table:style-name="ce21" table:number-columns-repeated="1018"/>
        </table:table-row>
        <table:table-row table:style-name="ro24">
          <table:table-cell table:style-name="ce7" office:value-type="string" calcext:value-type="string">
            <text:p>FINEO, Zurich</text:p>
            <text:p>- Swiss Derivative Institute</text:p>
          </table:table-cell>
          <table:table-cell table:style-name="ce7" office:value-type="string" calcext:value-type="string">
            <text:p>Banking &amp; Finance</text:p>
            <text:p>Financial Investments</text:p>
            <text:p>Investment Business</text:p>
            <text:p>Credit Business</text:p>
            <text:p>Financial Investments</text:p>
            <text:p>Financial Mathematics</text:p>
            <text:p>Statistics</text:p>
            <text:p>Portfolio Management</text:p>
            <text:p>Portfolio Mngt &amp; Struct. Products</text:p>
            <text:p>Financial Engineering</text:p>
            <text:p>Hedge Funds </text:p>
            <text:p/>
          </table:table-cell>
          <table:table-cell table:number-columns-repeated="2" table:style-name="ce7" office:value-type="string" calcext:value-type="string">
            <text:p><text:s/>-</text:p>
          </table:table-cell>
          <table:table-cell table:style-name="ce7" office:value-type="string" calcext:value-type="string">
            <text:p><text:span text:style-name="T8">E-Learning:</text:span></text:p>
            <text:p><text:span text:style-name="T9">Mathematics</text:span></text:p>
            <text:p><text:span text:style-name="T9">Portfolio Management</text:span></text:p>
            <text:p><text:span text:style-name="T9">Fixed Income</text:span></text:p>
            <text:p><text:span text:style-name="T9">Equities</text:span></text:p>
            <text:p><text:span text:style-name="T9">Derivatives</text:span></text:p>
            <text:p><text:span text:style-name="T9">Complementary Investments</text:span></text:p>
            <text:p><text:span text:style-name="T9">CreditsBanking</text:span></text:p>
            <text:p><text:span text:style-name="T9">Economics </text:span></text:p>
            <text:p><text:span text:style-name="T9">→Massgeschneiderte In-house Ausbildungen für Finanzinstitute zu sämtlichen Bankthemen</text:span></text:p>
          </table:table-cell>
          <table:table-cell table:style-name="ce16" office:value-type="string" calcext:value-type="string">
            <text:p>http://www.fineo.ch/en/home</text:p>
          </table:table-cell>
          <table:table-cell table:number-columns-repeated="1018"/>
        </table:table-row>
        <table:table-row table:style-name="ro25">
          <table:table-cell table:style-name="ce7" office:value-type="string" calcext:value-type="string">
            <text:p>Chartered Alternative Investment Analyst Designation CAIA, USA</text:p>
          </table:table-cell>
          <table:table-cell table:style-name="ce7" office:value-type="string" calcext:value-type="string">
            <text:p>Alternative Investments</text:p>
          </table:table-cell>
          <table:table-cell table:style-name="ce7" office:value-type="string" calcext:value-type="string">
            <text:p>Level I curriculum:</text:p>
            <text:p>quantitative analysis </text:p>
            <text:p>regulatory frameworks</text:p>
            <text:p>trading strategies </text:p>
            <text:p>performance measurement </text:p>
            <text:p>credit derivatives</text:p>
            <text:p/>
            <text:p/>
          </table:table-cell>
          <table:table-cell table:style-name="ce7" office:value-type="string" calcext:value-type="string">
            <text:p>Level II curriculum :</text:p>
            <text:p>asset allocation </text:p>
            <text:p>portfolio management </text:p>
            <text:p>style analysis </text:p>
            <text:p>risk management </text:p>
            <text:p>structured products</text:p>
            <text:p>indexation and benchmarking </text:p>
            <text:p>current topics and case analyses</text:p>
            <text:p/>
          </table:table-cell>
          <table:table-cell table:style-name="ce7" office:value-type="string" calcext:value-type="string">
            <text:p>The Chartered Alternative Investment Analyst program provides a broad-based curriculum in alternative investments. The program covers the main areas of hedge funds, private equity, commodities, real estate and managed futures. </text:p>
            <text:p/>
            <text:p/>
          </table:table-cell>
          <table:table-cell table:style-name="ce16" office:value-type="string" calcext:value-type="string">
            <text:p><text:span text:style-name="T11"><text:a xlink:href="http://www.caia.org/" xlink:type="simple">www.caia.org</text:a></text:span></text:p>
          </table:table-cell>
          <table:table-cell table:number-columns-repeated="1018"/>
        </table:table-row>
        <table:table-row table:style-name="ro26">
          <table:table-cell table:style-name="ce7" office:value-type="string" calcext:value-type="string">
            <text:p>Fund-Academy AG, Zurich</text:p>
          </table:table-cell>
          <table:table-cell table:style-name="ce7" office:value-type="string" calcext:value-type="string">
            <text:p>Collective and structured investments</text:p>
          </table:table-cell>
          <table:table-cell table:number-columns-repeated="2" table:style-name="ce7" office:value-type="string" calcext:value-type="string">
            <text:p><text:s/>-</text:p>
          </table:table-cell>
          <table:table-cell table:style-name="ce7" office:value-type="string" calcext:value-type="string">
            <text:p>Fund Academy College Training:</text:p>
            <text:p>Fund Practice and Diploma Courses, Advanced Training</text:p>
            <text:p/>
            <text:p>Fund Academy Business:</text:p>
            <text:p>In-company seminars </text:p>
            <text:p>Consultancy services in the area of teaching material, examination and certification </text:p>
            <text:p/>
          </table:table-cell>
          <table:table-cell table:style-name="ce16" office:value-type="string" calcext:value-type="string">
            <text:p><text:span text:style-name="T11"><text:a xlink:href="http://www.fund-academy.com/" xlink:type="simple">www.fund-academy.com</text:a></text:span></text:p>
          </table:table-cell>
          <table:table-cell table:number-columns-repeated="1018"/>
        </table:table-row>
        <table:table-row table:style-name="ro27">
          <table:table-cell table:style-name="ce7" office:value-type="string" calcext:value-type="string">
            <text:p>Akademie der Treuhandkammer, Zürich</text:p>
          </table:table-cell>
          <table:table-cell table:style-name="ce7" office:value-type="string" calcext:value-type="string">
            <text:p>Auditing, accounting and tax</text:p>
          </table:table-cell>
          <table:table-cell table:number-columns-repeated="2" table:style-name="ce7" office:value-type="string" calcext:value-type="string">
            <text:p><text:s/>-</text:p>
          </table:table-cell>
          <table:table-cell table:style-name="ce7" office:value-type="string" calcext:value-type="string">
            <text:p>- (Swiss) Certified Auditor </text:p>
            <text:p>- (Swiss) Certified Tax Expert</text:p>
          </table:table-cell>
          <table:table-cell table:style-name="ce16" office:value-type="string" calcext:value-type="string">
            <text:p>http://www.academies.ch/</text:p>
          </table:table-cell>
          <table:table-cell table:number-columns-repeated="1018"/>
        </table:table-row>
        <table:table-row table:style-name="ro28">
          <table:table-cell table:style-name="ce7" office:value-type="string" calcext:value-type="string">
            <text:p>Institute for Financial Planning (IfFP), Zurich</text:p>
          </table:table-cell>
          <table:table-cell table:style-name="ce7" office:value-type="string" calcext:value-type="string">
            <text:p>Financial planning</text:p>
            <text:p>Funds consulting</text:p>
          </table:table-cell>
          <table:table-cell table:number-columns-repeated="2" table:style-name="ce7" office:value-type="string" calcext:value-type="string">
            <text:p><text:s/>-</text:p>
          </table:table-cell>
          <table:table-cell table:style-name="ce7" office:value-type="string" calcext:value-type="string">
            <text:p>Certified Financial Advisor IAF</text:p>
            <text:p>Swiss-certified Financial Planner with Federal Diploma of Professional Education and Training</text:p>
            <text:p>Expert in SME finance with Advanced Federal Diploma of Professional Education and Training</text:p>
            <text:p/>
          </table:table-cell>
          <table:table-cell table:style-name="ce16" office:value-type="string" calcext:value-type="string">
            <text:p>http://www.iffp.ch/iffp_content/home.php?language=EN</text:p>
          </table:table-cell>
          <table:table-cell table:number-columns-repeated="1018"/>
        </table:table-row>
        <table:table-row table:style-name="ro29">
          <table:table-cell table:style-name="ce7" office:value-type="string" calcext:value-type="string">
            <text:p>CfBS Center for Business Studies, Zurich</text:p>
          </table:table-cell>
          <table:table-cell table:style-name="ce7" office:value-type="string" calcext:value-type="string">
            <text:p>Banking and Finance </text:p>
            <text:p>Accounting and Controlling </text:p>
            <text:p/>
          </table:table-cell>
          <table:table-cell table:number-columns-repeated="2" table:style-name="ce7" office:value-type="string" calcext:value-type="string">
            <text:p><text:s/>-</text:p>
          </table:table-cell>
          <table:table-cell table:style-name="ce7" office:value-type="string" calcext:value-type="string">
            <text:p>Chartered Financial Analyst (CFA)® Exam Preparation Courses for Levels I, II, and III </text:p>
            <text:p>Chartered Financial Analyst (CFA)® Pre-Level I Course </text:p>
            <text:p>Financial Risk Manager (FRM)® Exam Preparation Course </text:p>
            <text:p>Chartered Alternative Investment Analyst (CAIA) Exam Preparation Courses for Levels I and II   </text:p>
            <text:p>Certified Management Accountant (CMA) Exam Preparation Course</text:p>
          </table:table-cell>
          <table:table-cell table:style-name="ce16" office:value-type="string" calcext:value-type="string">
            <text:p><text:span text:style-name="T11"><text:a xlink:href="http://www.cf-studies.ch/" xlink:type="simple">www.cf-studies.ch</text:a></text:span></text:p>
          </table:table-cell>
          <table:table-cell table:number-columns-repeated="1018"/>
        </table:table-row>
        <table:table-row table:style-name="ro30">
          <table:table-cell table:style-name="ce7" office:value-type="string" calcext:value-type="string">
            <text:p>European Business School Switzerland, Zurich, Thun, Berne, Lucerne, St.Gallen</text:p>
          </table:table-cell>
          <table:table-cell table:style-name="ce7" office:value-type="string" calcext:value-type="string">
            <text:p>Internationally recognized business school. </text:p>
            <text:p/>
          </table:table-cell>
          <table:table-cell table:style-name="ce7" office:value-type="string" calcext:value-type="string">
            <text:p>Bachelor of Applied Science in Business Administration (BASc)</text:p>
          </table:table-cell>
          <table:table-cell table:style-name="ce7" office:value-type="string" calcext:value-type="string">
            <text:p>Master of Business Administration (MBA)</text:p>
          </table:table-cell>
          <table:table-cell table:style-name="ce7" office:value-type="string" calcext:value-type="string">
            <text:p>Executive Master of Business Administration (EMBA)</text:p>
          </table:table-cell>
          <table:table-cell table:style-name="ce16" office:value-type="string" calcext:value-type="string">
            <text:p><text:span text:style-name="T11"><text:a xlink:href="http://www.european.ch/" xlink:type="simple">www.european.ch</text:a></text:span></text:p>
          </table:table-cell>
          <table:table-cell table:number-columns-repeated="1018"/>
        </table:table-row>
        <table:table-row table:style-name="ro31">
          <table:table-cell table:style-name="ce7" office:value-type="string" calcext:value-type="string">
            <text:p><text:span text:style-name="T5"><text:a xlink:href="#Angebot.A47" xlink:type="simple">ZfU International Business School, Thalwil (Canton Zurich)</text:a></text:span></text:p>
          </table:table-cell>
          <table:table-cell table:style-name="ce7" office:value-type="string" calcext:value-type="string">
            <text:p>Strategic Corporate Management and Entrepreneurship </text:p>
            <text:p>ZfU Corporate Board Academy</text:p>
            <text:p>Finance and Controlling </text:p>
            <text:p>Legal and Taxes / Financial Markets </text:p>
            <text:p>IT, Project and Process Management </text:p>
            <text:p>Corporate Communication / PR </text:p>
            <text:p>Supply Chain Management / R &amp; D / Production </text:p>
            <text:p>Social Skills: Leadership and Communication</text:p>
            <text:p>Personal and Achievement Skills</text:p>
          </table:table-cell>
          <table:table-cell table:style-name="ce7"/>
          <table:table-cell table:style-name="ce7" office:value-type="string" calcext:value-type="string">
            <text:p>Master of Executive Coaching </text:p>
            <text:p>Master of Accounting </text:p>
            <text:p>Master of Finance </text:p>
            <text:p>Master in Advanced Leadership </text:p>
            <text:p>Master of Business-Management </text:p>
            <text:p>Master of IT-Management </text:p>
            <text:p>Master of Corporate Board   </text:p>
          </table:table-cell>
          <table:table-cell table:style-name="ce7" office:value-type="string" calcext:value-type="string">
            <text:p>International Executive MBA Zurich/Boston (EMBA) </text:p>
            <text:p>Diploma course in Strategic Corporate Management</text:p>
            <text:p>Diploma for Marketing Managers</text:p>
            <text:p>Diploma for HR Business Partners </text:p>
            <text:p>Diploma for Executive Project Managers </text:p>
            <text:p>Diploma for IFRS Accountants </text:p>
            <text:p>Diploma for Controllers </text:p>
            <text:p>Diploma for Change Leaders </text:p>
            <text:p>Various correspondence courses</text:p>
          </table:table-cell>
          <table:table-cell table:style-name="ce16" office:value-type="string" calcext:value-type="string">
            <text:p><text:span text:style-name="T11"><text:a xlink:href="http://www.zfu.ch/" xlink:type="simple">http://www.zfu.ch/</text:a></text:span></text:p>
          </table:table-cell>
          <table:table-cell table:number-columns-repeated="1018"/>
        </table:table-row>
        <table:table-row table:style-name="ro22">
          <table:table-cell table:style-name="ce7" office:value-type="string" calcext:value-type="string">
            <text:p>Kalaidos University of Applied Sciences </text:p>
            <text:p/>
          </table:table-cell>
          <table:table-cell table:style-name="ce7" office:value-type="string" calcext:value-type="string">
            <text:p>Supra-regional government-approved and supervised private university of applied sciences with campuses in Aarau, Berne, St. Gallen and Zurich.</text:p>
            <text:p/>
            <text:p/>
            <text:p>Fiduciary, tax, business administration, economics, management</text:p>
            <text:p/>
          </table:table-cell>
          <table:table-cell table:style-name="ce7" office:value-type="string" calcext:value-type="string">
            <text:p>Business Administration</text:p>
            <text:p>Business Information Technology</text:p>
          </table:table-cell>
          <table:table-cell table:style-name="ce7"/>
          <table:table-cell table:style-name="ce7" office:value-type="string" calcext:value-type="string">
            <text:p>Executive MBA, diplomas, certificates and Masters of Advanced Studies, e.g. </text:p>
            <text:p>MAS FH in Banking &amp; Finance</text:p>
            <text:p>MAS FH in International Accounting &amp; Reporting</text:p>
            <text:p>MAS FH in Controlling</text:p>
            <text:p>MAS FH in Taxation / LL.M. Taxation</text:p>
            <text:p>MAS FH in VAT</text:p>
            <text:p/>
          </table:table-cell>
          <table:table-cell table:style-name="ce16" office:value-type="string" calcext:value-type="string">
            <text:p>http://kalaidos-fh.ch/home-english.html</text:p>
          </table:table-cell>
          <table:table-cell table:number-columns-repeated="1018"/>
        </table:table-row>
        <table:table-row table:style-name="ro13">
          <table:table-cell table:style-name="ce7" office:value-type="string" calcext:value-type="string">
            <text:p>AZEK - The Swiss Training Center for Investment Professionals (AZEK), Bülach (Canton of Zurich)</text:p>
          </table:table-cell>
          <table:table-cell table:style-name="ce7" office:value-type="string" calcext:value-type="string">
            <text:p>Financial and fund analysis, asset management, investment advice, wealth and relationship management</text:p>
          </table:table-cell>
          <table:table-cell table:number-columns-repeated="2" table:style-name="ce7" office:value-type="string" calcext:value-type="string">
            <text:p><text:s/>-</text:p>
          </table:table-cell>
          <table:table-cell table:style-name="ce7" office:value-type="string" calcext:value-type="string">
            <text:p>(Swiss) Certified Finance Analyst and Asset Manager</text:p>
            <text:p>Certified International Investment Analyst CIIA® (international) </text:p>
            <text:p>(Swiss) Certified Finance and Investment Expert </text:p>
            <text:p>Certified International Wealth Manager CIWM® (international) </text:p>
            <text:p/>
          </table:table-cell>
          <table:table-cell table:style-name="ce16" office:value-type="string" calcext:value-type="string">
            <text:p>http://www.azek.ch/en/welcome.asp</text:p>
          </table:table-cell>
          <table:table-cell table:number-columns-repeated="1018"/>
        </table:table-row>
        <table:table-row table:style-name="ro32">
          <table:table-cell table:style-name="ce7" office:value-type="string" calcext:value-type="string">
            <text:p>Marketing and Business School Zurich AG</text:p>
            <text:p/>
            <text:p/>
          </table:table-cell>
          <table:table-cell table:style-name="ce7" office:value-type="string" calcext:value-type="string">
            <text:p>Postgraduate studies,and Master Studies</text:p>
            <text:p>College of Higher VET Business Administration (HFW)</text:p>
          </table:table-cell>
          <table:table-cell table:style-name="ce7" office:value-type="string" calcext:value-type="string">
            <text:p><text:s/>-</text:p>
          </table:table-cell>
          <table:table-cell table:style-name="ce7" office:value-type="string" calcext:value-type="string">
            <text:p>Master of Business Administration MBA</text:p>
          </table:table-cell>
          <table:table-cell table:style-name="ce7" office:value-type="string" calcext:value-type="string">
            <text:p><text:s/>-</text:p>
          </table:table-cell>
          <table:table-cell table:style-name="ce16" office:value-type="string" calcext:value-type="string">
            <text:p><text:span text:style-name="T11"><text:a xlink:href="http://www.mbsz.ch/" xlink:type="simple">http://www.mbsz.ch/</text:a></text:span></text:p>
          </table:table-cell>
          <table:table-cell table:number-columns-repeated="1018"/>
        </table:table-row>
        <table:table-row table:style-name="ro6">
          <table:table-cell table:style-name="ce8" office:value-type="string" calcext:value-type="string">
            <text:p>Professional Training</text:p>
          </table:table-cell>
          <table:table-cell table:style-name="ce8" table:number-columns-repeated="4"/>
          <table:table-cell table:style-name="ce15"/>
          <table:table-cell table:style-name="ce21" table:number-columns-repeated="1018"/>
        </table:table-row>
        <table:table-row table:style-name="ro33">
          <table:table-cell table:style-name="ce7" office:value-type="string" calcext:value-type="string">
            <text:p>KV Zurich Business School </text:p>
          </table:table-cell>
          <table:table-cell table:style-name="ce7" office:value-type="string" calcext:value-type="string">
            <text:p>Basic commercial training</text:p>
            <text:p>Vocational Matura certificate</text:p>
          </table:table-cell>
          <table:table-cell table:style-name="ce7" office:value-type="string" calcext:value-type="string">
            <text:p>Professional Bachelors in Accounting and Controlling</text:p>
          </table:table-cell>
          <table:table-cell table:style-name="ce7"/>
          <table:table-cell table:style-name="ce7" office:value-type="string" calcext:value-type="string">
            <text:p>Finance and Accounting Specialist with Federal Certificate of Proficiency</text:p>
            <text:p>(Swiss) Certified Accounting and Controlling Expert</text:p>
            <text:p>International Financial Reporting Standards (IFRS)</text:p>
            <text:p>Swiss GAAP FER</text:p>
            <text:p>Certified Financial Advisor IAF</text:p>
            <text:p>Insurance Assistant VBV</text:p>
            <text:p>Insurance Specialist with Federal Certificate of Proficiency</text:p>
            <text:p>Stock Market Modules 1 - 4</text:p>
          </table:table-cell>
          <table:table-cell table:style-name="ce16" office:value-type="string" calcext:value-type="string">
            <text:p><text:span text:style-name="T12"><text:a xlink:href="http://www.kvz-weiterbildung.ch/" xlink:type="simple">http://www.kvz-weiterbildung.ch/
www.kvz-schule.ch</text:a></text:span></text:p>
          </table:table-cell>
          <table:table-cell table:number-columns-repeated="1018"/>
        </table:table-row>
        <table:table-row table:style-name="ro34">
          <table:table-cell table:style-name="ce7" office:value-type="string" calcext:value-type="string">
            <text:p>Schweizerisches Institut für Betriebsökonomie - Swiss Institute of Business Administration</text:p>
          </table:table-cell>
          <table:table-cell table:style-name="ce7" office:value-type="string" calcext:value-type="string">
            <text:p>Business Administration, General Management, Marketing Management, HR Management, Accounting, Controlling, Business Engineering, Quality Management</text:p>
          </table:table-cell>
          <table:table-cell table:style-name="ce7" table:number-columns-repeated="2"/>
          <table:table-cell table:style-name="ce7" office:value-type="string" calcext:value-type="string">
            <text:p>Federally recognized diplomas</text:p>
          </table:table-cell>
          <table:table-cell table:style-name="ce16" office:value-type="string" calcext:value-type="string">
            <text:p><text:span text:style-name="T11"><text:a xlink:href="http://www.sib.ch/" xlink:type="simple">http://www.sib.ch</text:a></text:span></text:p>
          </table:table-cell>
          <table:table-cell table:number-columns-repeated="1018"/>
        </table:table-row>
        <table:table-row table:style-name="ro30">
          <table:table-cell table:style-name="ce7" office:value-type="string" calcext:value-type="string">
            <text:p>Zurich Executive Academy, Business School of Canton Zurich </text:p>
          </table:table-cell>
          <table:table-cell table:style-name="ce7" office:value-type="string" calcext:value-type="string">
            <text:p>Technical and Executive Academy</text:p>
          </table:table-cell>
          <table:table-cell table:number-columns-repeated="2" table:style-name="ce7" office:value-type="string" calcext:value-type="string">
            <text:p><text:s/>-</text:p>
          </table:table-cell>
          <table:table-cell table:style-name="ce7" office:value-type="string" calcext:value-type="string">
            <text:p>Post-Matura Business Training (PWA) </text:p>
          </table:table-cell>
          <table:table-cell table:style-name="ce16" office:value-type="string" calcext:value-type="string">
            <text:p><text:span text:style-name="T11"><text:a xlink:href="http://www.kszh.ch/" xlink:type="simple">www.kszh.ch</text:a></text:span></text:p>
          </table:table-cell>
          <table:table-cell table:number-columns-repeated="1018"/>
        </table:table-row>
        <table:table-row table:style-name="ro35">
          <table:table-cell table:style-name="ce7" office:value-type="string" calcext:value-type="string">
            <text:p>AKAD Technical College of</text:p>
            <text:p>Banking and Finance (Swissbanking), Basel, Berne, Chur, Geneva, Lausanne, Lugano, Lucerne, St. Gallen, Zurich </text:p>
          </table:table-cell>
          <table:table-cell table:style-name="ce7" office:value-type="string" calcext:value-type="string">
            <text:p>Banking</text:p>
            <text:p>Accounting</text:p>
            <text:p/>
          </table:table-cell>
          <table:table-cell table:number-columns-repeated="3" table:style-name="ce7" office:value-type="string" calcext:value-type="string">
            <text:p><text:s/>-</text:p>
          </table:table-cell>
          <table:table-cell table:style-name="ce16" office:value-type="string" calcext:value-type="string">
            <text:p><text:span text:style-name="T11"><text:a xlink:href="http://www.akad-hfbf.ch/" xlink:type="simple">http://www.akad-hfbf.ch/</text:a></text:span></text:p>
          </table:table-cell>
          <table:table-cell table:number-columns-repeated="1018"/>
        </table:table-row>
        <table:table-row table:style-name="ro36">
          <table:table-cell table:style-name="ce7" office:value-type="string" calcext:value-type="string">
            <text:p>Swiss Commercial Colleges Organization (Handelsschulorganisation Schweiz HSO), Zurich</text:p>
          </table:table-cell>
          <table:table-cell table:style-name="ce7" office:value-type="string" calcext:value-type="string">
            <text:p>Swiss Commercial Association College,</text:p>
            <text:p>Commercial College,</text:p>
            <text:p>Executive College,</text:p>
            <text:p>European Business School</text:p>
          </table:table-cell>
          <table:table-cell table:style-name="ce7" office:value-type="string" calcext:value-type="string">
            <text:p>Business Administration (BBA)</text:p>
          </table:table-cell>
          <table:table-cell table:style-name="ce7" office:value-type="string" calcext:value-type="string">
            <text:p>Business Administration (MBA)</text:p>
          </table:table-cell>
          <table:table-cell table:style-name="ce7" office:value-type="string" calcext:value-type="string">
            <text:p>Certified Business Economist HF</text:p>
            <text:p>Certified Business Economist NDS HF</text:p>
            <text:p>EMBA Executive Master of Business Administration</text:p>
          </table:table-cell>
          <table:table-cell table:style-name="ce16" office:value-type="string" calcext:value-type="string">
            <text:p><text:span text:style-name="T11"><text:a xlink:href="http://www.hso.ch/" xlink:type="simple">http://www.hso.ch/</text:a></text:span></text:p>
          </table:table-cell>
          <table:table-cell table:number-columns-repeated="1018"/>
        </table:table-row>
        <table:table-row table:style-name="ro1">
          <table:table-cell table:style-name="ce7" office:value-type="string" calcext:value-type="string">
            <text:p>Juventus School, Zurich</text:p>
          </table:table-cell>
          <table:table-cell table:style-name="ce7" office:value-type="string" calcext:value-type="string">
            <text:p>10th year of schooling (vocational preparation school) </text:p>
            <text:p>Passerelle examination - from vocational Matura to university or ETH </text:p>
            <text:p>Commercial College</text:p>
            <text:p>Executive College</text:p>
          </table:table-cell>
          <table:table-cell table:number-columns-repeated="2" table:style-name="ce7" office:value-type="string" calcext:value-type="string">
            <text:p><text:s/>-</text:p>
          </table:table-cell>
          <table:table-cell table:style-name="ce7" office:value-type="string" calcext:value-type="string">
            <text:p>Commercial college (day release), preparatory vocational college, Zurich High School, Zurich Vocational School</text:p>
          </table:table-cell>
          <table:table-cell table:style-name="ce16" office:value-type="string" calcext:value-type="string">
            <text:p><text:span text:style-name="T11"><text:a xlink:href="http://www.juventus.ch/" xlink:type="simple">http://www.juventus.ch/</text:a></text:span></text:p>
          </table:table-cell>
          <table:table-cell table:number-columns-repeated="1018"/>
        </table:table-row>
        <table:table-row table:style-name="ro20">
          <table:table-cell table:style-name="ce7" office:value-type="string" calcext:value-type="string">
            <text:p>Klett Academy, Zurich</text:p>
          </table:table-cell>
          <table:table-cell table:style-name="ce7" office:value-type="string" calcext:value-type="string">
            <text:p>Economics, controlling, business management, IT</text:p>
            <text:p/>
          </table:table-cell>
          <table:table-cell table:number-columns-repeated="2" table:style-name="ce7" office:value-type="string" calcext:value-type="string">
            <text:p><text:s/>-</text:p>
          </table:table-cell>
          <table:table-cell table:style-name="ce7" office:value-type="string" calcext:value-type="string">
            <text:p>Controlling </text:p>
            <text:p>Certified IT Economist, Klett Academy</text:p>
            <text:p>Certified Economist, Klett Academy</text:p>
            <text:p>Certified Economist, Nonprofit Organizations</text:p>
            <text:p>Basics of Business Management</text:p>
          </table:table-cell>
          <table:table-cell table:style-name="ce16" office:value-type="string" calcext:value-type="string">
            <text:p><text:span text:style-name="T11"><text:a xlink:href="http://www.klett-akademie.ch/?wkz=JPA-AB" xlink:type="simple">http://www.klett-akademie.ch/?wkz=JPA-AB</text:a></text:span></text:p>
          </table:table-cell>
          <table:table-cell table:number-columns-repeated="1018"/>
        </table:table-row>
        <table:table-row table:style-name="ro37">
          <table:table-cell table:style-name="ce7" office:value-type="string" calcext:value-type="string">
            <text:p>KLZ – Zurich Commercial School (Kaufmännisches Lehrinstitut Zurich) </text:p>
            <text:p/>
          </table:table-cell>
          <table:table-cell table:style-name="ce7" office:value-type="string" calcext:value-type="string">
            <text:p>Technical and Executive Academy</text:p>
          </table:table-cell>
          <table:table-cell table:number-columns-repeated="2" table:style-name="ce7" office:value-type="string" calcext:value-type="string">
            <text:p><text:s/>-</text:p>
          </table:table-cell>
          <table:table-cell table:style-name="ce7" office:value-type="string" calcext:value-type="string">
            <text:p>Accounting, Level 1 </text:p>
            <text:p>Accounting Assistant VSK</text:p>
            <text:p>Certified Accounting &amp; Finance Specialist HF</text:p>
            <text:p/>
          </table:table-cell>
          <table:table-cell table:style-name="ce16" office:value-type="string" calcext:value-type="string">
            <text:p>http://www.klz.ch/Finanzakademie/Angebotsuebersicht</text:p>
          </table:table-cell>
          <table:table-cell table:number-columns-repeated="1018"/>
        </table:table-row>
        <table:table-row table:style-name="ro38">
          <table:table-cell table:style-name="ce7" office:value-type="string" calcext:value-type="string">
            <text:p>Business Migros Club School, Switzerland</text:p>
          </table:table-cell>
          <table:table-cell table:style-name="ce7" office:value-type="string" calcext:value-type="string">
            <text:p>Commercial training in management and business</text:p>
            <text:p/>
          </table:table-cell>
          <table:table-cell table:number-columns-repeated="3" table:style-name="ce7" office:value-type="string" calcext:value-type="string">
            <text:p><text:s/>-</text:p>
          </table:table-cell>
          <table:table-cell table:style-name="ce16" office:value-type="string" calcext:value-type="string">
            <text:p><text:span text:style-name="T11"><text:a xlink:href="http://www.klubschule.ch/de/Seiten/default.aspx" xlink:type="simple">http://www.klubschule.ch/de/Seiten/default.aspx</text:a></text:span></text:p>
          </table:table-cell>
          <table:table-cell table:number-columns-repeated="1018"/>
        </table:table-row>
        <table:table-row table:style-name="ro6">
          <table:table-cell table:style-name="ce8" office:value-type="string" calcext:value-type="string">
            <text:p>Other Educational Establishments</text:p>
          </table:table-cell>
          <table:table-cell table:style-name="ce8" table:number-columns-repeated="4"/>
          <table:table-cell table:style-name="ce15"/>
          <table:table-cell table:style-name="ce21" table:number-columns-repeated="1018"/>
        </table:table-row>
        <table:table-row table:style-name="ro26">
          <table:table-cell table:style-name="ce7" office:value-type="string" calcext:value-type="string">
            <text:p>Swiss Finance Institute, Zurich, Genf</text:p>
            <text:p>- Executive Courses</text:p>
            <text:p>- PhD Programme</text:p>
          </table:table-cell>
          <table:table-cell table:style-name="ce7" office:value-type="string" calcext:value-type="string">
            <text:p>The Swiss Finance Institute, which is a public-private partnership. It is well on the way to establishing itself as one of the top three banking and finance institutes in Europe. The Institute offers postgraduate programs and executive education, and it supports several research programs in the finance and banking sector.</text:p>
          </table:table-cell>
          <table:table-cell table:number-columns-repeated="2" table:style-name="ce7" office:value-type="string" calcext:value-type="string">
            <text:p><text:s/>-</text:p>
          </table:table-cell>
          <table:table-cell table:style-name="ce7" office:value-type="string" calcext:value-type="string">
            <text:p>Dual Degree Executive MBA in Asset and Wealth Management </text:p>
            <text:p>Senior Management Program in Banking</text:p>
            <text:p>Advanced Executive Program</text:p>
            <text:p>Diploma of Advanced Studies (DAS) in Banking (Executive Program)</text:p>
            <text:p>Int. Private Banking and Wealth Management Retreat</text:p>
            <text:p>PHD Programs</text:p>
          </table:table-cell>
          <table:table-cell table:style-name="ce16" office:value-type="string" calcext:value-type="string">
            <text:p><text:span text:style-name="T11"><text:a xlink:href="http://www.swissfinanceinstitute.ch/" xlink:type="simple">www.swissfinanceinstitute.ch</text:a></text:span></text:p>
          </table:table-cell>
          <table:table-cell table:number-columns-repeated="1018"/>
        </table:table-row>
        <table:table-row table:style-name="ro39">
          <table:table-cell table:style-name="ce7" office:value-type="string" calcext:value-type="string">
            <text:p>FINRISK, University of Zurich </text:p>
          </table:table-cell>
          <table:table-cell table:style-name="ce7" office:value-type="string" calcext:value-type="string">
            <text:p>National Center of Competence in Research (NCCR) for "Financial Valuation and Risk Management"</text:p>
          </table:table-cell>
          <table:table-cell table:number-columns-repeated="2" table:style-name="ce7" office:value-type="string" calcext:value-type="string">
            <text:p><text:s/>-</text:p>
          </table:table-cell>
          <table:table-cell table:style-name="ce7" office:value-type="string" calcext:value-type="string">
            <text:p>PHD Programs</text:p>
          </table:table-cell>
          <table:table-cell table:style-name="ce16" office:value-type="string" calcext:value-type="string">
            <text:p><text:span text:style-name="T11"><text:a xlink:href="http://www.nccr-finrisk.unizh.ch/" xlink:type="simple">www.nccr-finrisk.unizh.ch</text:a></text:span></text:p>
          </table:table-cell>
          <table:table-cell table:number-columns-repeated="1018"/>
        </table:table-row>
        <table:table-row table:style-name="ro40">
          <table:table-cell table:style-name="ce7" office:value-type="string" calcext:value-type="string">
            <text:p>CCFZ - Center of Competence Finance in Zurich</text:p>
            <text:p/>
          </table:table-cell>
          <table:table-cell table:style-name="ce7" office:value-type="string" calcext:value-type="string">
            <text:p>Interdisciplinary cooperation between the University of Zurich and the ETH</text:p>
          </table:table-cell>
          <table:table-cell table:number-columns-repeated="3" table:style-name="ce7" office:value-type="string" calcext:value-type="string">
            <text:p><text:s/>-</text:p>
          </table:table-cell>
          <table:table-cell table:style-name="ce16" office:value-type="string" calcext:value-type="string">
            <text:p><text:span text:style-name="T11"><text:a xlink:href="http://www.ccfz.ch/" xlink:type="simple">www.ccfz.ch</text:a></text:span></text:p>
          </table:table-cell>
          <table:table-cell table:number-columns-repeated="1018"/>
        </table:table-row>
        <table:table-row table:style-name="ro41">
          <table:table-cell table:style-name="ce7" office:value-type="string" calcext:value-type="string">
            <text:p>International Financial Risk Institute IFCI, Geneva</text:p>
          </table:table-cell>
          <table:table-cell table:style-name="ce7" office:value-type="string" calcext:value-type="string">
            <text:p>The Mission of the International Financial Risk Institute (IFRI) is to provide opportunities for senior risk practitioners, especially the Chief Risk Officers of the world's major financial institutions, to discuss and exchange ideas on both the principles and the practical application of financial risk management. </text:p>
          </table:table-cell>
          <table:table-cell table:number-columns-repeated="3" table:style-name="ce7" office:value-type="string" calcext:value-type="string">
            <text:p><text:s/>-</text:p>
          </table:table-cell>
          <table:table-cell table:style-name="ce16" office:value-type="string" calcext:value-type="string">
            <text:p><text:span text:style-name="T11"><text:a xlink:href="http://www.ifri.ch/" xlink:type="simple">www.ifri.ch</text:a></text:span></text:p>
          </table:table-cell>
          <table:table-cell table:number-columns-repeated="1018"/>
        </table:table-row>
        <table:table-row table:style-name="ro35">
          <table:table-cell table:style-name="ce7" office:value-type="string" calcext:value-type="string">
            <text:p>Swiss CFA Society SCFAS, Zug</text:p>
          </table:table-cell>
          <table:table-cell table:style-name="ce7" office:value-type="string" calcext:value-type="string">
            <text:p>The Swiss CFA Society is a non-profit organization, organized as an Association under Swiss law. It was the first society outside North America to be directly affiliated with the CFA INSTITUTE.</text:p>
          </table:table-cell>
          <table:table-cell table:number-columns-repeated="2" table:style-name="ce7" office:value-type="string" calcext:value-type="string">
            <text:p><text:s/>-</text:p>
          </table:table-cell>
          <table:table-cell table:style-name="ce7" office:value-type="string" calcext:value-type="string">
            <text:p>CFA Examination</text:p>
          </table:table-cell>
          <table:table-cell table:style-name="ce18" office:value-type="string" calcext:value-type="string">
            <text:p><text:span text:style-name="T11"><text:a xlink:href="http://www.scfas.org/" xlink:type="simple">www.scfas.org</text:a></text:span></text:p>
          </table:table-cell>
          <table:table-cell table:number-columns-repeated="1018"/>
        </table:table-row>
        <table:table-row table:style-name="ro42">
          <table:table-cell table:style-name="ce7" office:value-type="string" calcext:value-type="string">
            <text:p>AIWM - Association of International Wealth Management, Bülach</text:p>
          </table:table-cell>
          <table:table-cell table:style-name="ce7" office:value-type="string" calcext:value-type="string">
            <text:p>Vermögensverwaltungsausbildung für Private Banker (Wealth Managers, Customer Advisers, Financial Planners)</text:p>
          </table:table-cell>
          <table:table-cell table:number-columns-repeated="2" table:style-name="ce7" office:value-type="string" calcext:value-type="string">
            <text:p><text:s/>-</text:p>
          </table:table-cell>
          <table:table-cell table:style-name="ce7" office:value-type="string" calcext:value-type="string">
            <text:p>Diploma as Certified International Wealth Manager (CIWM®) </text:p>
          </table:table-cell>
          <table:table-cell table:style-name="ce16" office:value-type="string" calcext:value-type="string">
            <text:p><text:span text:style-name="T11"><text:a xlink:href="http://www.aiwm.org/html/ciwm_intro.php" xlink:type="simple">http://www.aiwm.org/html/ciwm_intro.php</text:a></text:span></text:p>
          </table:table-cell>
          <table:table-cell table:number-columns-repeated="1018"/>
        </table:table-row>
        <table:table-row table:style-name="ro43">
          <table:table-cell table:style-name="ce7" office:value-type="string" calcext:value-type="string">
            <text:p>Swiss Financial Analysts Association SFAA, Bülach</text:p>
          </table:table-cell>
          <table:table-cell table:style-name="ce7" office:value-type="string" calcext:value-type="string">
            <text:p>Association for financial and fund analysts and asset managers</text:p>
          </table:table-cell>
          <table:table-cell table:number-columns-repeated="2" table:style-name="ce7" office:value-type="string" calcext:value-type="string">
            <text:p><text:s/>-</text:p>
          </table:table-cell>
          <table:table-cell table:style-name="ce7" office:value-type="string" calcext:value-type="string">
            <text:p>(Swiss) Certified Financial Analyst and Asset Manager <text:span text:style-name="T8">(Certified International Investment Analyst CIIA)</text:span></text:p>
            <text:p><text:span text:style-name="T9">(Swiss) Certified Finance and Investment Expert </text:span><text:span text:style-name="T10">(Certified International Wealth Manager CIWM)</text:span></text:p>
            <text:p><text:span text:style-name="T9"/></text:p>
          </table:table-cell>
          <table:table-cell table:style-name="ce16" office:value-type="string" calcext:value-type="string">
            <text:p><text:span text:style-name="T11"><text:a xlink:href="http://www.sfaa.ch/" xlink:type="simple">www.sfaa.ch</text:a></text:span></text:p>
          </table:table-cell>
          <table:table-cell table:number-columns-repeated="1018"/>
        </table:table-row>
        <table:table-row table:style-name="ro21">
          <table:table-cell table:style-name="ce7" office:value-type="string" calcext:value-type="string">
            <text:p>Swiss Design Institute for Finance and Banking, Zurich</text:p>
            <text:p>- SDFB Institute</text:p>
            <text:p>- SDFB Foundation</text:p>
          </table:table-cell>
          <table:table-cell table:style-name="ce7" office:value-type="string" calcext:value-type="string">
            <text:p>The Swiss Design Institute for Finance and Banking [SDFB] is a research and development institute which works closely with universities and other higher educational establishments. A foundation is attached to the institute.</text:p>
          </table:table-cell>
          <table:table-cell table:number-columns-repeated="3" table:style-name="ce7" office:value-type="string" calcext:value-type="string">
            <text:p><text:s/>-</text:p>
          </table:table-cell>
          <table:table-cell table:style-name="ce16" office:value-type="string" calcext:value-type="string">
            <text:p> http://www.sdfb.ch/de/</text:p>
            <text:p><text:span text:style-name="T12"/></text:p>
          </table:table-cell>
          <table:table-cell table:number-columns-repeated="1018"/>
        </table:table-row>
        <table:table-row table:style-name="ro44">
          <table:table-cell table:style-name="ce7" office:value-type="string" calcext:value-type="string">
            <text:p>Finance and Financial Markets, University of Zurich</text:p>
          </table:table-cell>
          <table:table-cell table:style-name="ce7" office:value-type="string" calcext:value-type="string">
            <text:p>University Research Priority Program (URPP) “Finance and Financial Markets” :</text:p>
            <text:p>- Behavioral finance aspects in portfolio management </text:p>
            <text:p>- Corporate finance </text:p>
            <text:p>- Law, regulation and finance </text:p>
            <text:p>- Financial aspects in macroeconomics</text:p>
            <text:p>- Quantitative finance</text:p>
            <text:p> </text:p>
            <text:p/>
          </table:table-cell>
          <table:table-cell table:number-columns-repeated="3" table:style-name="ce7" office:value-type="string" calcext:value-type="string">
            <text:p><text:s/>-</text:p>
          </table:table-cell>
          <table:table-cell table:style-name="ce16" office:value-type="string" calcext:value-type="string">
            <text:p><text:span text:style-name="T11"><text:a xlink:href="http://www.ufsp.uzh.ch/finance/index.php" xlink:type="simple">http://www.ufsp.uzh.ch/finance/index.php</text:a></text:span></text:p>
          </table:table-cell>
          <table:table-cell table:number-columns-repeated="1018"/>
        </table:table-row>
        <table:table-row table:style-name="ro45">
          <table:table-cell table:style-name="ce7" office:value-type="string" calcext:value-type="string">
            <text:p>Gerzensee Study Center (Canton Berne)</text:p>
          </table:table-cell>
          <table:table-cell table:style-name="ce7" office:value-type="string" calcext:value-type="string">
            <text:p>Economics, statistics and law for postgraduates in economics and central bank staff</text:p>
          </table:table-cell>
          <table:table-cell table:number-columns-repeated="2" table:style-name="ce7" office:value-type="string" calcext:value-type="string">
            <text:p><text:s/>-</text:p>
          </table:table-cell>
          <table:table-cell table:style-name="ce7" office:value-type="string" calcext:value-type="string">
            <text:p>Swiss Program for Beginning Doctoral Students in Economics</text:p>
            <text:p>Advanced Courses in Economics for Doctoral Students and Faculty Members</text:p>
            <text:p>Law and Economics Courses for Doctoral Students and Faculty Members</text:p>
            <text:p>Central Bankers' Courses</text:p>
          </table:table-cell>
          <table:table-cell table:style-name="ce16" office:value-type="string" calcext:value-type="string">
            <text:p><text:span text:style-name="T11"><text:a xlink:href="http://www.szgerzensee.ch/" xlink:type="simple">http://www.szgerzensee.ch/</text:a></text:span></text:p>
          </table:table-cell>
          <table:table-cell table:number-columns-repeated="1018"/>
        </table:table-row>
        <table:table-row table:style-name="ro46">
          <table:table-cell table:style-name="ce7" office:value-type="string" calcext:value-type="string">
            <text:p>International Center for Monetary and Banking Studies, Geneva</text:p>
          </table:table-cell>
          <table:table-cell table:style-name="ce7" office:value-type="string" calcext:value-type="string">
            <text:p>Exchange of ideas, information and research in the fields of international money, banking and finance. The Center aims to bring together leaders from three fields: central bankers, private bankers and academics.</text:p>
            <text:p>Its main activities are to organise public lectures and a yearly international conference whose results are published. ICMB leans on the world best experts. </text:p>
          </table:table-cell>
          <table:table-cell table:number-columns-repeated="3" table:style-name="ce7" office:value-type="string" calcext:value-type="string">
            <text:p><text:s/>-</text:p>
          </table:table-cell>
          <table:table-cell table:style-name="ce16" office:value-type="string" calcext:value-type="string">
            <text:p><text:span text:style-name="T11"><text:a xlink:href="http://www.icmb.ch/" xlink:type="simple">www.icmb.ch</text:a></text:span></text:p>
          </table:table-cell>
          <table:table-cell table:number-columns-repeated="1018"/>
        </table:table-row>
        <table:table-row table:style-name="ro47">
          <table:table-cell table:number-columns-repeated="1024"/>
        </table:table-row>
        <table:table-row table:style-name="ro47" table:number-rows-repeated="3">
          <table:table-cell table:number-columns-repeated="5"/>
          <table:table-cell table:style-name="ce19"/>
          <table:table-cell table:number-columns-repeated="1018"/>
        </table:table-row>
        <table:table-row table:style-name="ro48">
          <table:table-cell table:number-columns-repeated="5"/>
          <table:table-cell table:style-name="ce19"/>
          <table:table-cell table:number-columns-repeated="1018"/>
        </table:table-row>
        <table:table-row table:style-name="ro47" table:number-rows-repeated="1048509">
          <table:table-cell table:number-columns-repeated="1024"/>
        </table:table-row>
        <table:table-row table:style-name="ro47">
          <table:table-cell table:number-columns-repeated="1024"/>
        </table:table-row>
        <table:named-expressions>
          <table:named-range table:name="Excel_BuiltIn_Print_Area" table:base-cell-address="$Bildungsangebot.$A$1" table:cell-range-address="$Bildungsangebot.$A$1:.$F$61" table:range-usable-as="print-range"/>
          <table:named-range table:name="Excel_BuiltIn_Print_Titles" table:base-cell-address="$Bildungsangebot.$A$1" table:cell-range-address="$Bildungsangebot.$A$7:.$AMJ$7" table:range-usable-as="repeat-column repeat-row"/>
        </table:named-expressions>
      </table:table>
      <table:named-expressions>
        <table:named-range table:name="Berufsausbildung" table:base-cell-address="$Bildungsangebot.$A$1" table:cell-range-address="$Bildungsangebot.$A$40"/>
        <table:named-range table:name="Fachhochschulen" table:base-cell-address="$Bildungsangebot.$A$1" table:cell-range-address="$Bildungsangebot.$A$19"/>
        <table:named-range table:name="FachundWeiterbildungen" table:base-cell-address="$Bildungsangebot.$A$1" table:cell-range-address="$Bildungsangebot.$A$27"/>
        <table:named-range table:name="Stiftungen" table:base-cell-address="$Bildungsangebot.$A$1" table:cell-range-address="$Bildungsangebot.$#REF!$#REF!"/>
        <table:named-range table:name="Suchmaschinen" table:base-cell-address="$Bildungsangebot.$A$1" table:cell-range-address="$Bildungsangebot.$#REF!$#REF!"/>
        <table:named-range table:name="Universitäten" table:base-cell-address="$Bildungsangebot.$A$1" table:cell-range-address="$Bildungsangebot.$#REF!$#REF!"/>
        <table:named-range table:name="Verbände" table:base-cell-address="$Bildungsangebot.$A$1" table:cell-range-address="$Bildungsangebot.$A$5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38P0" style:volatile="true">
      <number:number number:decimal-places="2" number:min-integer-digits="1" number:grouping="true"/>
      <number:text> </number:text>
      <number:currency-symbol number:language="ru" number:country="RU">руб.</number:currency-symbol>
    </number:currency-style>
    <number:currency-style style:name="N13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38P0"/>
    </number:currency-style>
    <number:number-style style:name="N106P0" style:volatile="true">
      <number:text>Fr. </number:text>
      <number:number number:decimal-places="0" number:min-integer-digits="1" number:grouping="true"/>
    </number:number-style>
    <number:number-style style:name="N106">
      <number:text>Fr. -</number:text>
      <number:number number:decimal-places="0" number:min-integer-digits="1" number:grouping="true"/>
      <style:map style:condition="value()&gt;=0" style:apply-style-name="N106P0"/>
    </number:number-style>
    <number:number-style style:name="N107P0" style:volatile="true">
      <number:text>Fr. </number:text>
      <number:number number:decimal-places="0" number:min-integer-digits="1" number:grouping="true"/>
    </number:number-style>
    <number:number-style style:name="N107">
      <style:text-properties fo:color="#ff0000"/>
      <number:text>Fr. -</number:text>
      <number:number number:decimal-places="0" number:min-integer-digits="1" number:grouping="true"/>
      <style:map style:condition="value()&gt;=0" style:apply-style-name="N107P0"/>
    </number:number-style>
    <number:number-style style:name="N108P0" style:volatile="true">
      <number:text>Fr. </number:text>
      <number:number number:decimal-places="2" number:min-integer-digits="1" number:grouping="true"/>
    </number:number-style>
    <number:number-style style:name="N108">
      <number:text>Fr. -</number:text>
      <number:number number:decimal-places="2" number:min-integer-digits="1" number:grouping="true"/>
      <style:map style:condition="value()&gt;=0" style:apply-style-name="N108P0"/>
    </number:number-style>
    <number:number-style style:name="N109P0" style:volatile="true">
      <number:text>Fr. </number:text>
      <number:number number:decimal-places="2" number:min-integer-digits="1" number:grouping="true"/>
    </number:number-style>
    <number:number-style style:name="N109">
      <style:text-properties fo:color="#ff0000"/>
      <number:text>Fr. -</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 </number:text>
      <loext:fill-character> </loext:fill-character>
      <number:text>-</number:text>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Fr. </number:text>
      <loext:fill-character> </loext:fill-character>
      <number:number number:decimal-places="0" number:min-integer-digits="1" number:grouping="true"/>
      <number:text> </number:text>
    </number:number-style>
    <number:number-style style:name="N115P1" style:volatile="true">
      <number:text> Fr. </number:text>
      <loext:fill-character> </loext:fill-character>
      <number:text>-</number:text>
      <number:number number:decimal-places="0" number:min-integer-digits="1" number:grouping="true"/>
      <number:text> </number:text>
    </number:number-style>
    <number:number-style style:name="N115P2" style:volatile="true">
      <number:text> Fr.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 </number:text>
      <loext:fill-character> </loext:fill-character>
      <number:text>-</number:text>
      <number:number number:decimal-places="2" number:min-integer-digits="1" number:grouping="true"/>
      <number:text> </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Fr. </number:text>
      <loext:fill-character> </loext:fill-character>
      <number:number number:decimal-places="2" number:min-integer-digits="1" number:grouping="true"/>
      <number:text> </number:text>
    </number:number-style>
    <number:number-style style:name="N117P1" style:volatile="true">
      <number:text> Fr. </number:text>
      <loext:fill-character> </loext:fill-character>
      <number:text>-</number:text>
      <number:number number:decimal-places="2" number:min-integer-digits="1" number:grouping="true"/>
      <number:text> </number:text>
    </number:number-style>
    <number:number-style style:name="N117P2" style:volatile="true">
      <number:text> Fr.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SFr. </number:text>
      <number:number number:decimal-places="0" number:min-integer-digits="1" number:grouping="true"/>
    </number:number-style>
    <number:number-style style:name="N122">
      <number:text>SFr. -</number:text>
      <number:number number:decimal-places="0" number:min-integer-digits="1" number:grouping="true"/>
      <style:map style:condition="value()&gt;=0" style:apply-style-name="N122P0"/>
    </number:number-style>
    <number:number-style style:name="N123P0" style:volatile="true">
      <number:text>SFr. </number:text>
      <number:number number:decimal-places="0" number:min-integer-digits="1" number:grouping="true"/>
    </number:number-style>
    <number:number-style style:name="N123">
      <style:text-properties fo:color="#ff0000"/>
      <number:text>SFr. -</number:text>
      <number:number number:decimal-places="0" number:min-integer-digits="1" number:grouping="true"/>
      <style:map style:condition="value()&gt;=0" style:apply-style-name="N123P0"/>
    </number:number-style>
    <number:number-style style:name="N124P0" style:volatile="true">
      <number:text>SFr. </number:text>
      <number:number number:decimal-places="2" number:min-integer-digits="1" number:grouping="true"/>
    </number:number-style>
    <number:number-style style:name="N124">
      <number:text>SFr. -</number:text>
      <number:number number:decimal-places="2" number:min-integer-digits="1" number:grouping="true"/>
      <style:map style:condition="value()&gt;=0" style:apply-style-name="N124P0"/>
    </number:number-style>
    <number:number-style style:name="N125P0" style:volatile="true">
      <number:text>SFr. </number:text>
      <number:number number:decimal-places="2" number:min-integer-digits="1" number:grouping="true"/>
    </number:number-style>
    <number:number-style style:name="N125">
      <style:text-properties fo:color="#ff0000"/>
      <number:text>SFr. -</number:text>
      <number:number number:decimal-places="2" number:min-integer-digits="1" number:grouping="true"/>
      <style:map style:condition="value()&gt;=0" style:apply-style-name="N125P0"/>
    </number:number-style>
    <number:number-style style:name="N126P0" style:volatile="true">
      <number:text> SFr. </number:text>
      <loext:fill-character> </loext:fill-character>
      <number:number number:decimal-places="0" number:min-integer-digits="1" number:grouping="true"/>
      <number:text> </number:text>
    </number:number-style>
    <number:number-style style:name="N126P1" style:volatile="true">
      <number:text> SFr. </number:text>
      <loext:fill-character> </loext:fill-character>
      <number:text>-</number:text>
      <number:number number:decimal-places="0" number:min-integer-digits="1" number:grouping="true"/>
      <number:text> </number:text>
    </number:number-style>
    <number:number-style style:name="N126P2" style:volatile="true">
      <number:text> SFr. </number: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SFr. </number:text>
      <loext:fill-character> </loext:fill-character>
      <number:number number:decimal-places="2" number:min-integer-digits="1" number:grouping="true"/>
      <number:text> </number:text>
    </number:number-style>
    <number:number-style style:name="N127P1" style:volatile="true">
      <number:text> SFr. </number:text>
      <loext:fill-character> </loext:fill-character>
      <number:text>-</number:text>
      <number:number number:decimal-places="2" number:min-integer-digits="1" number:grouping="true"/>
      <number:text> </number:text>
    </number:number-style>
    <number:number-style style:name="N127P2" style:volatile="true">
      <number:text> SFr.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CHF </number:text>
      <number:number number:decimal-places="0" number:min-integer-digits="1" number:grouping="true"/>
    </number:number-style>
    <number:number-style style:name="N128">
      <number:text>CHF -</number:text>
      <number:number number:decimal-places="0" number:min-integer-digits="1" number:grouping="true"/>
      <style:map style:condition="value()&gt;=0" style:apply-style-name="N128P0"/>
    </number:number-style>
    <number:number-style style:name="N129P0" style:volatile="true">
      <number:text>CHF </number:text>
      <number:number number:decimal-places="0" number:min-integer-digits="1" number:grouping="true"/>
    </number:number-style>
    <number:number-style style:name="N129">
      <style:text-properties fo:color="#ff0000"/>
      <number:text>CHF -</number:text>
      <number:number number:decimal-places="0" number:min-integer-digits="1" number:grouping="true"/>
      <style:map style:condition="value()&gt;=0" style:apply-style-name="N129P0"/>
    </number:number-style>
    <number:number-style style:name="N130P0" style:volatile="true">
      <number:text>CHF </number:text>
      <number:number number:decimal-places="2" number:min-integer-digits="1" number:grouping="true"/>
    </number:number-style>
    <number:number-style style:name="N130">
      <number:text>CHF -</number:text>
      <number:number number:decimal-places="2" number:min-integer-digits="1" number:grouping="true"/>
      <style:map style:condition="value()&gt;=0" style:apply-style-name="N130P0"/>
    </number:number-style>
    <number:number-style style:name="N131P0" style:volatile="true">
      <number:text>CHF </number:text>
      <number:number number:decimal-places="2" number:min-integer-digits="1" number:grouping="true"/>
    </number:number-style>
    <number:number-style style:name="N131">
      <style:text-properties fo:color="#ff0000"/>
      <number:text>CHF -</number:text>
      <number:number number:decimal-places="2" number:min-integer-digits="1" number:grouping="true"/>
      <style:map style:condition="value()&gt;=0" style:apply-style-name="N131P0"/>
    </number:number-style>
    <number:number-style style:name="N132P0" style:volatile="true">
      <number:text> CHF </number:text>
      <loext:fill-character> </loext:fill-character>
      <number:number number:decimal-places="0" number:min-integer-digits="1" number:grouping="true"/>
      <number:text> </number:text>
    </number:number-style>
    <number:number-style style:name="N132P1" style:volatile="true">
      <number:text> CHF </number:text>
      <loext:fill-character> </loext:fill-character>
      <number:text>-</number:text>
      <number:number number:decimal-places="0" number:min-integer-digits="1" number:grouping="true"/>
      <number:text> </number:text>
    </number:number-style>
    <number:number-style style:name="N132P2" style:volatile="true">
      <number:text> CHF </number: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CHF </number:text>
      <loext:fill-character> </loext:fill-character>
      <number:number number:decimal-places="2" number:min-integer-digits="1" number:grouping="true"/>
      <number:text> </number:text>
    </number:number-style>
    <number:number-style style:name="N133P1" style:volatile="true">
      <number:text> CHF </number:text>
      <loext:fill-character> </loext:fill-character>
      <number:text>-</number:text>
      <number:number number:decimal-places="2" number:min-integer-digits="1" number:grouping="true"/>
      <number:text> </number:text>
    </number:number-style>
    <number:number-style style:name="N133P2" style:volatile="true">
      <number:text> CHF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Ja</number:text>
    </number:number-style>
    <number:number-style style:name="N134P1" style:volatile="true">
      <number:text>Ja</number:text>
    </number:number-style>
    <number:number-style style:name="N134">
      <number:text>Nein</number:text>
      <style:map style:condition="value()&gt;0" style:apply-style-name="N134P0"/>
      <style:map style:condition="value()&lt;0" style:apply-style-name="N134P1"/>
    </number:number-style>
    <number:number-style style:name="N135P0" style:volatile="true">
      <number:text>Wahr</number:text>
    </number:number-style>
    <number:number-style style:name="N135P1" style:volatile="true">
      <number:text>Wahr</number:text>
    </number:number-style>
    <number:number-style style:name="N135">
      <number:text>Falsch</number:text>
      <style:map style:condition="value()&gt;0" style:apply-style-name="N135P0"/>
      <style:map style:condition="value()&lt;0" style:apply-style-name="N135P1"/>
    </number:number-style>
    <number:number-style style:name="N136P0" style:volatile="true">
      <number:text>Ein</number:text>
    </number:number-style>
    <number:number-style style:name="N136P1" style:volatile="true">
      <number:text>Ein</number:text>
    </number:number-style>
    <number:number-style style:name="N136">
      <number:text>Aus</number:text>
      <style:map style:condition="value()&gt;0" style:apply-style-name="N136P0"/>
      <style:map style:condition="value()&lt;0" style:apply-style-name="N136P1"/>
    </number:number-style>
    <number:currency-style style:name="N137P0" style:volatile="true">
      <number:currency-symbol number:language="ru" number:country="RU">€</number:currency-symbol>
      <number:text> </number:text>
      <number:number number:decimal-places="2" number:min-integer-digits="1" number:grouping="true"/>
      <number:text> </number:text>
    </number:currency-style>
    <number:currency-style style:name="N137">
      <style:text-properties fo:color="#ff0000"/>
      <number:text>(</number:text>
      <number:currency-symbol number:language="ru" number:country="RU">€</number:currency-symbol>
      <number:text> </number:text>
      <number:number number:decimal-places="2" number:min-integer-digits="1" number:grouping="true"/>
      <number:text>)</number:text>
      <style:map style:condition="value()&gt;=0" style:apply-style-name="N137P0"/>
    </number:currency-style>
    <style:style style:name="Default" style:family="table-cell">
      <style:table-cell-properties fo:padding="0.071cm" style:rotation-align="none"/>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cm" fo:margin-bottom="0.3cm" fo:margin-left="0.6cm" fo:margin-right="0.801cm" style:first-page-number="continue" style:scale-to="70%" style:writing-mode="lr-tb"/>
      <style:header-style>
        <style:header-footer-properties fo:min-height="0.75cm" fo:margin-left="1.3cm" fo:margin-right="1.099cm" fo:margin-bottom="0cm"/>
      </style:header-style>
      <style:footer-style>
        <style:header-footer-properties fo:min-height="0.75cm" fo:margin-left="1.3cm" fo:margin-right="1.099cm" fo:margin-top="0.347cm"/>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Bildungsangebot" style:display-name="PageStyle_Bildungsangebot" style:page-layout-name="Mpm3">
      <style:header style:display="false"/>
      <style:header-left style:display="false"/>
      <style:footer>
        <style:region-left>
          <text:p><text:span text:style-name="MT1"><text:sheet-name>???</text:sheet-name></text:span></text:p>
        </style:region-left>
        <style:region-center>
          <text:p><text:span text:style-name="MT1"><text:date style:data-style-name="N2" text:date-value="2015-06-15">00.00.0000</text:date></text:span></text:p>
        </style:region-center>
        <style:region-right>
          <text:p><text:span text:style-name="MT1"><text:page-number>1</text:page-number></text:span></text:p>
        </style:region-right>
      </style:footer>
      <style:footer-left style:display="false">
        <style:region-left>
          <text:p><text:span text:style-name="MT1"><text:sheet-name>???</text:sheet-name></text:span></text:p>
        </style:region-left>
        <style:region-center>
          <text:p><text:span text:style-name="MT1"><text:date style:data-style-name="N2" text:date-value="2015-06-15">00.00.0000</text:date></text:span></text:p>
        </style:region-center>
        <style:region-right>
          <text:p><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bine Klucken</meta:initial-creator>
    <meta:creation-date>2010-01-27T17:13:57</meta:creation-date>
    <dc:creator>Danielle Spichiger</dc:creator>
    <dc:date>2012-02-06T14:20:14</dc:date>
    <meta:print-date>2012-01-27T16:59:55</meta:print-date>
    <meta:document-statistic meta:table-count="1" meta:cell-count="305" meta:object-count="0"/>
    <meta:generator>LibreOffice/4.3.4.1$Windows_x86 LibreOffice_project/bc356b2f991740509f321d70e4512a6a54c5f243</meta:generator>
  </office:meta>
</office:document-meta>
</file>